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3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ccff00"/>
    </style:style>
    <style:style style:name="ce6" style:family="table-cell" style:parent-style-name="Default"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number-columns-repeated="17" table:default-cell-style-name="Default"/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Min</text:p>
          </table:table-cell>
          <table:table-cell office:value-type="string">
            <text:p>T in C</text:p>
          </table:table-cell>
          <table:table-cell office:value-type="string">
            <text:p>T in K</text:p>
          </table:table-cell>
          <table:table-cell office:value-type="string">
            <text:p>Einheit</text:p>
          </table:table-cell>
          <table:table-cell office:value-type="string">
            <text:p>1/T</text:p>
          </table:table-cell>
          <table:table-cell office:value-type="string">
            <text:p>y</text:p>
          </table:table-cell>
          <table:table-cell office:value-type="string">
            <text:p>ln(i(T))</text:p>
          </table:table-cell>
          <table:table-cell office:value-type="string">
            <text:p>i(T)neu</text:p>
          </table:table-cell>
          <table:table-cell office:value-type="string">
            <text:p>i(T)</text:p>
          </table:table-cell>
          <table:table-cell table:number-columns-repeated="8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54.8">
            <text:p>-54,8</text:p>
          </table:table-cell>
          <table:table-cell table:formula="of:=[.B5]+273.15" office:value-type="float" office:value="218.35">
            <text:p>218,35</text:p>
          </table:table-cell>
          <table:table-cell table:style-name="ce4" office:value-type="float" office:value="1">
            <text:p>1</text:p>
          </table:table-cell>
          <table:table-cell table:style-name="ce4" table:formula="of:=[.D5]/[.C5]" office:value-type="float" office:value="0.00457980306846806">
            <text:p>0,0045798031</text:p>
          </table:table-cell>
          <table:table-cell table:style-name="ce4"/>
          <table:table-cell table:style-name="ce4" table:formula="of:=LN([.H6])" office:value-type="float" office:value="0.904853658107575">
            <text:p>0,9048536581</text:p>
          </table:table-cell>
          <table:table-cell office:value-type="float" office:value="2.95581017391">
            <text:p>2,9558101739</text:p>
          </table:table-cell>
          <table:table-cell office:value-type="float" office:value="9.3">
            <text:p>9,3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53.7">
            <text:p>-53,7</text:p>
          </table:table-cell>
          <table:table-cell table:formula="of:=[.B6]+273.15" office:value-type="float" office:value="219.45">
            <text:p>219,45</text:p>
          </table:table-cell>
          <table:table-cell office:value-type="float" office:value="1">
            <text:p>1</text:p>
          </table:table-cell>
          <table:table-cell table:style-name="ce4" table:formula="of:=[.D6]/[.C6]" office:value-type="float" office:value="0.00455684666210982">
            <text:p>0,0045568467</text:p>
          </table:table-cell>
          <table:table-cell table:style-name="ce4"/>
          <table:table-cell table:style-name="ce4" table:formula="of:=LN([.H7])" office:value-type="float" office:value="0.681558584893254">
            <text:p>0,6815585849</text:p>
          </table:table-cell>
          <table:table-cell office:value-type="float" office:value="2.47157020233">
            <text:p>2,4715702023</text:p>
          </table:table-cell>
          <table:table-cell office:value-type="float" office:value="9.4">
            <text:p>9,4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52.6">
            <text:p>-52,6</text:p>
          </table:table-cell>
          <table:table-cell table:formula="of:=[.B7]+273.15" office:value-type="float" office:value="220.55">
            <text:p>220,55</text:p>
          </table:table-cell>
          <table:table-cell office:value-type="float" office:value="1">
            <text:p>1</text:p>
          </table:table-cell>
          <table:table-cell table:style-name="ce4" table:formula="of:=[.D7]/[.C7]" office:value-type="float" office:value="0.00453411924733621">
            <text:p>0,0045341192</text:p>
          </table:table-cell>
          <table:table-cell table:style-name="ce4"/>
          <table:table-cell table:style-name="ce4" table:formula="of:=LN([.H8])" office:value-type="float" office:value="0.274778858227608">
            <text:p>0,2747788582</text:p>
          </table:table-cell>
          <table:table-cell office:value-type="float" office:value="1.97695658695">
            <text:p>1,976956587</text:p>
          </table:table-cell>
          <table:table-cell office:value-type="float" office:value="9.5">
            <text:p>9,5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51.4">
            <text:p>-51,4</text:p>
          </table:table-cell>
          <table:table-cell table:formula="of:=[.B8]+273.15" office:value-type="float" office:value="221.75">
            <text:p>221,75</text:p>
          </table:table-cell>
          <table:table-cell office:value-type="float" office:value="1">
            <text:p>1</text:p>
          </table:table-cell>
          <table:table-cell table:style-name="ce4" table:formula="of:=[.D8]/[.C8]" office:value-type="float" office:value="0.00450958286358512">
            <text:p>0,0045095829</text:p>
          </table:table-cell>
          <table:table-cell table:style-name="ce4"/>
          <table:table-cell table:style-name="ce4" table:formula="of:=LN([.H9])" office:value-type="float" office:value="-0.315810843692364">
            <text:p>-0,3158108437</text:p>
          </table:table-cell>
          <table:table-cell office:value-type="float" office:value="1.31623956713">
            <text:p>1,3162395671</text:p>
          </table:table-cell>
          <table:table-cell office:value-type="float" office:value="9.5">
            <text:p>9,5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-50">
            <text:p>-50</text:p>
          </table:table-cell>
          <table:table-cell table:formula="of:=[.B9]+273.15" office:value-type="float" office:value="223.15">
            <text:p>223,15</text:p>
          </table:table-cell>
          <table:table-cell office:value-type="float" office:value="1">
            <text:p>1</text:p>
          </table:table-cell>
          <table:table-cell table:style-name="ce4" table:formula="of:=[.D9]/[.C9]" office:value-type="float" office:value="0.00448129061169617">
            <text:p>0,0044812906</text:p>
          </table:table-cell>
          <table:table-cell table:style-name="ce4"/>
          <table:table-cell table:style-name="ce4" table:formula="of:=LN([.H10])" office:value-type="float" office:value="-1.17809033660297">
            <text:p>-1,1780903366</text:p>
          </table:table-cell>
          <table:table-cell office:value-type="float" office:value="0.729197369405">
            <text:p>0,7291973694</text:p>
          </table:table-cell>
          <table:table-cell office:value-type="float" office:value="9.7">
            <text:p>9,7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-48.4">
            <text:p>-48,4</text:p>
          </table:table-cell>
          <table:table-cell table:formula="of:=[.B10]+273.15" office:value-type="float" office:value="224.75">
            <text:p>224,75</text:p>
          </table:table-cell>
          <table:table-cell office:value-type="float" office:value="1">
            <text:p>1</text:p>
          </table:table-cell>
          <table:table-cell table:style-name="ce4" table:formula="of:=[.D10]/[.C10]" office:value-type="float" office:value="0.00444938820912125">
            <text:p>0,0044493882</text:p>
          </table:table-cell>
          <table:table-cell table:style-name="ce4"/>
          <table:table-cell table:style-name="ce4" table:formula="of:=LN([.H11])" office:value-type="float" office:value="0">
            <text:p>Err:502</text:p>
          </table:table-cell>
          <table:table-cell office:value-type="float" office:value="0.307866098212">
            <text:p>0,3078660982</text:p>
          </table:table-cell>
          <table:table-cell office:value-type="float" office:value="10.2">
            <text:p>10,2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-46.6">
            <text:p>-46,6</text:p>
          </table:table-cell>
          <table:table-cell table:formula="of:=[.B11]+273.15" office:value-type="float" office:value="226.55">
            <text:p>226,55</text:p>
          </table:table-cell>
          <table:table-cell office:value-type="float" office:value="1">
            <text:p>1</text:p>
          </table:table-cell>
          <table:table-cell table:style-name="ce4" table:formula="of:=[.D11]/[.C11]" office:value-type="float" office:value="0.00441403663650408">
            <text:p>0,0044140366</text:p>
          </table:table-cell>
          <table:table-cell table:style-name="ce4"/>
          <table:table-cell table:style-name="ce4" table:formula="of:=LN([.H12])" office:value-type="float" office:value="0">
            <text:p>Err:502</text:p>
          </table:table-cell>
          <table:table-cell office:value-type="float" office:value="-0.457218965414">
            <text:p>-0,4572189654</text:p>
          </table:table-cell>
          <table:table-cell office:value-type="float" office:value="10.5">
            <text:p>10,5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-44.7">
            <text:p>-44,7</text:p>
          </table:table-cell>
          <table:table-cell table:formula="of:=[.B12]+273.15" office:value-type="float" office:value="228.45">
            <text:p>228,45</text:p>
          </table:table-cell>
          <table:table-cell office:value-type="float" office:value="1">
            <text:p>1</text:p>
          </table:table-cell>
          <table:table-cell table:style-name="ce4" table:formula="of:=[.D12]/[.C12]" office:value-type="float" office:value="0.00437732545414752">
            <text:p>0,0043773255</text:p>
          </table:table-cell>
          <table:table-cell table:style-name="ce4"/>
          <table:table-cell table:style-name="ce4" table:formula="of:=LN([.H13])" office:value-type="float" office:value="0">
            <text:p>Err:502</text:p>
          </table:table-cell>
          <table:table-cell office:value-type="float" office:value="-0.915255392786">
            <text:p>-0,9152553928</text:p>
          </table:table-cell>
          <table:table-cell office:value-type="float" office:value="11.2">
            <text:p>11,2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-43">
            <text:p>-43</text:p>
          </table:table-cell>
          <table:table-cell table:formula="of:=[.B13]+273.15" office:value-type="float" office:value="230.15">
            <text:p>230,15</text:p>
          </table:table-cell>
          <table:table-cell office:value-type="float" office:value="1">
            <text:p>1</text:p>
          </table:table-cell>
          <table:table-cell table:style-name="ce4" table:formula="of:=[.D13]/[.C13]" office:value-type="float" office:value="0.00434499239626331">
            <text:p>0,0043449924</text:p>
          </table:table-cell>
          <table:table-cell table:style-name="ce4"/>
          <table:table-cell table:style-name="ce4" table:formula="of:=LN([.H14])" office:value-type="float" office:value="0">
            <text:p>Err:502</text:p>
          </table:table-cell>
          <table:table-cell office:value-type="float" office:value="-1.18165969136">
            <text:p>-1,1816596914</text:p>
          </table:table-cell>
          <table:table-cell office:value-type="float" office:value="12">
            <text:p>12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-41.2">
            <text:p>-41,2</text:p>
          </table:table-cell>
          <table:table-cell table:formula="of:=[.B14]+273.15" office:value-type="float" office:value="231.95">
            <text:p>231,95</text:p>
          </table:table-cell>
          <table:table-cell office:value-type="float" office:value="1">
            <text:p>1</text:p>
          </table:table-cell>
          <table:table-cell table:style-name="ce4" table:formula="of:=[.D14]/[.C14]" office:value-type="float" office:value="0.00431127398146152">
            <text:p>0,004311274</text:p>
          </table:table-cell>
          <table:table-cell table:style-name="ce4"/>
          <table:table-cell table:style-name="ce4" table:formula="of:=LN([.H15])" office:value-type="float" office:value="0">
            <text:p>Err:502</text:p>
          </table:table-cell>
          <table:table-cell office:value-type="float" office:value="-1.34286052133">
            <text:p>-1,3428605213</text:p>
          </table:table-cell>
          <table:table-cell office:value-type="float" office:value="13">
            <text:p>13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1" office:value-type="float" office:value="-39.4">
            <text:p>-39,4</text:p>
          </table:table-cell>
          <table:table-cell table:style-name="ce1" table:formula="of:=[.B15]+273.15" office:value-type="float" office:value="233.75">
            <text:p>233,75</text:p>
          </table:table-cell>
          <table:table-cell table:style-name="ce1" office:value-type="float" office:value="1">
            <text:p>1</text:p>
          </table:table-cell>
          <table:table-cell table:style-name="ce5" table:formula="of:=[.D15]/[.C15]" office:value-type="float" office:value="0.00427807486631016">
            <text:p>0,0042780749</text:p>
          </table:table-cell>
          <table:table-cell table:style-name="ce5" office:value-type="float" office:value="6.58741607796">
            <text:p>6,587416078</text:p>
          </table:table-cell>
          <table:table-cell table:style-name="ce5" table:formula="of:=LN([.H16])" office:value-type="float" office:value="0">
            <text:p>Err:502</text:p>
          </table:table-cell>
          <table:table-cell table:style-name="ce1" office:value-type="float" office:value="-1.337990165">
            <text:p>-1,337990165</text:p>
          </table:table-cell>
          <table:table-cell table:style-name="ce1" office:value-type="float" office:value="14.2">
            <text:p>14,2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-37.7">
            <text:p>-37,7</text:p>
          </table:table-cell>
          <table:table-cell table:formula="of:=[.B16]+273.15" office:value-type="float" office:value="235.45">
            <text:p>235,45</text:p>
          </table:table-cell>
          <table:table-cell office:value-type="float" office:value="1">
            <text:p>1</text:p>
          </table:table-cell>
          <table:table-cell table:style-name="ce4" table:formula="of:=[.D16]/[.C16]" office:value-type="float" office:value="0.00424718623911659">
            <text:p>0,0042471862</text:p>
          </table:table-cell>
          <table:table-cell table:style-name="ce4" office:value-type="float" office:value="6.76481869988">
            <text:p>6,7648186999</text:p>
          </table:table-cell>
          <table:table-cell table:style-name="ce4" table:formula="of:=LN([.H17])" office:value-type="float" office:value="0.102955905545841">
            <text:p>0,1029559055</text:p>
          </table:table-cell>
          <table:table-cell office:value-type="float" office:value="-0.198770545563">
            <text:p>-0,1987705456</text:p>
          </table:table-cell>
          <table:table-cell office:value-type="float" office:value="16.5">
            <text:p>16,5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-36">
            <text:p>-36</text:p>
          </table:table-cell>
          <table:table-cell table:formula="of:=[.B17]+273.15" office:value-type="float" office:value="237.15">
            <text:p>237,15</text:p>
          </table:table-cell>
          <table:table-cell office:value-type="float" office:value="1">
            <text:p>1</text:p>
          </table:table-cell>
          <table:table-cell table:style-name="ce4" table:formula="of:=[.D17]/[.C17]" office:value-type="float" office:value="0.00421674045962471">
            <text:p>0,0042167405</text:p>
          </table:table-cell>
          <table:table-cell table:style-name="ce4" office:value-type="float" office:value="6.98684394491">
            <text:p>6,9868439449</text:p>
          </table:table-cell>
          <table:table-cell table:style-name="ce4" table:formula="of:=LN([.H18])" office:value-type="float" office:value="1.07455866253407">
            <text:p>1,0745586625</text:p>
          </table:table-cell>
          <table:table-cell office:value-type="float" office:value="1.10844253183">
            <text:p>1,1084425318</text:p>
          </table:table-cell>
          <table:table-cell office:value-type="float" office:value="19">
            <text:p>19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style-name="ce6"/>
          <table:table-cell table:style-name="ce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-34.5">
            <text:p>-34,5</text:p>
          </table:table-cell>
          <table:table-cell table:style-name="ce3" table:formula="of:=[.B18]+273.15" office:value-type="float" office:value="238.65">
            <text:p>238,65</text:p>
          </table:table-cell>
          <table:table-cell office:value-type="float" office:value="1">
            <text:p>1</text:p>
          </table:table-cell>
          <table:table-cell table:style-name="ce4" table:formula="of:=[.D18]/[.C18]" office:value-type="float" office:value="0.00419023674837628">
            <text:p>0,0041902367</text:p>
          </table:table-cell>
          <table:table-cell table:style-name="ce4" office:value-type="float" office:value="7.39251430686">
            <text:p>7,3925143069</text:p>
          </table:table-cell>
          <table:table-cell table:style-name="ce4" table:formula="of:=LN([.H19])" office:value-type="float" office:value="1.75323553011122">
            <text:p>1,7532355301</text:p>
          </table:table-cell>
          <table:table-cell office:value-type="float" office:value="2.9287000702">
            <text:p>2,9287000702</text:p>
          </table:table-cell>
          <table:table-cell office:value-type="float" office:value="21.9">
            <text:p>21,9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-32.8">
            <text:p>-32,8</text:p>
          </table:table-cell>
          <table:table-cell table:formula="of:=[.B19]+273.15" office:value-type="float" office:value="240.35">
            <text:p>240,35</text:p>
          </table:table-cell>
          <table:table-cell office:value-type="float" office:value="1">
            <text:p>1</text:p>
          </table:table-cell>
          <table:table-cell table:style-name="ce4" table:formula="of:=[.D19]/[.C19]" office:value-type="float" office:value="0.00416059912627418">
            <text:p>0,0041605991</text:p>
          </table:table-cell>
          <table:table-cell table:style-name="ce4" office:value-type="float" office:value="7.98224145307">
            <text:p>7,9822414531</text:p>
          </table:table-cell>
          <table:table-cell table:style-name="ce4" table:formula="of:=LN([.H20])" office:value-type="float" office:value="2.35707787330544">
            <text:p>2,3570778733</text:p>
          </table:table-cell>
          <table:table-cell office:value-type="float" office:value="5.77325202023">
            <text:p>5,7732520202</text:p>
          </table:table-cell>
          <table:table-cell office:value-type="float" office:value="26">
            <text:p>26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-31.2">
            <text:p>-31,2</text:p>
          </table:table-cell>
          <table:table-cell table:formula="of:=[.B20]+273.15" office:value-type="float" office:value="241.95">
            <text:p>241,95</text:p>
          </table:table-cell>
          <table:table-cell office:value-type="float" office:value="1">
            <text:p>1</text:p>
          </table:table-cell>
          <table:table-cell table:style-name="ce4" table:formula="of:=[.D20]/[.C20]" office:value-type="float" office:value="0.00413308534821244">
            <text:p>0,0041330853</text:p>
          </table:table-cell>
          <table:table-cell table:style-name="ce4" office:value-type="float" office:value="8.84397443961">
            <text:p>8,8439744396</text:p>
          </table:table-cell>
          <table:table-cell table:style-name="ce4" table:formula="of:=LN([.H21])" office:value-type="float" office:value="2.78238748804938">
            <text:p>2,782387488</text:p>
          </table:table-cell>
          <table:table-cell office:value-type="float" office:value="10.5600485236">
            <text:p>10,5600485236</text:p>
          </table:table-cell>
          <table:table-cell office:value-type="float" office:value="32">
            <text:p>32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-29.4">
            <text:p>-29,4</text:p>
          </table:table-cell>
          <table:table-cell table:formula="of:=[.B21]+273.15" office:value-type="float" office:value="243.75">
            <text:p>243,75</text:p>
          </table:table-cell>
          <table:table-cell office:value-type="float" office:value="1">
            <text:p>1</text:p>
          </table:table-cell>
          <table:table-cell table:style-name="ce4" table:formula="of:=[.D21]/[.C21]" office:value-type="float" office:value="0.0041025641025641">
            <text:p>0,0041025641</text:p>
          </table:table-cell>
          <table:table-cell table:style-name="ce4" office:value-type="string">
            <text:p>nan</text:p>
          </table:table-cell>
          <table:table-cell table:style-name="ce4" table:formula="of:=LN([.H22])" office:value-type="float" office:value="3.08911103032018">
            <text:p>3,0891110303</text:p>
          </table:table-cell>
          <table:table-cell office:value-type="float" office:value="16.1575508945">
            <text:p>16,1575508945</text:p>
          </table:table-cell>
          <table:table-cell office:value-type="float" office:value="39">
            <text:p>39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-27.9">
            <text:p>-27,9</text:p>
          </table:table-cell>
          <table:table-cell table:formula="of:=[.B22]+273.15" office:value-type="float" office:value="245.25">
            <text:p>245,25</text:p>
          </table:table-cell>
          <table:table-cell office:value-type="float" office:value="1">
            <text:p>1</text:p>
          </table:table-cell>
          <table:table-cell table:style-name="ce4" table:formula="of:=[.D22]/[.C22]" office:value-type="float" office:value="0.00407747196738023">
            <text:p>0,004077472</text:p>
          </table:table-cell>
          <table:table-cell table:style-name="ce4" office:value-type="string">
            <text:p>nan</text:p>
          </table:table-cell>
          <table:table-cell table:style-name="ce4" table:formula="of:=LN([.H23])" office:value-type="float" office:value="3.44932098599024">
            <text:p>3,449320986</text:p>
          </table:table-cell>
          <table:table-cell office:value-type="float" office:value="21.9575497011">
            <text:p>21,9575497011</text:p>
          </table:table-cell>
          <table:table-cell office:value-type="float" office:value="46">
            <text:p>46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-26.1">
            <text:p>-26,1</text:p>
          </table:table-cell>
          <table:table-cell table:formula="of:=[.B23]+273.15" office:value-type="float" office:value="247.05">
            <text:p>247,05</text:p>
          </table:table-cell>
          <table:table-cell office:value-type="float" office:value="1">
            <text:p>1</text:p>
          </table:table-cell>
          <table:table-cell table:style-name="ce4" table:formula="of:=[.D23]/[.C23]" office:value-type="float" office:value="0.00404776361060514">
            <text:p>0,0040477636</text:p>
          </table:table-cell>
          <table:table-cell table:style-name="ce4" office:value-type="string">
            <text:p>nan</text:p>
          </table:table-cell>
          <table:table-cell table:style-name="ce4" table:formula="of:=LN([.H24])" office:value-type="float" office:value="3.80951452024">
            <text:p>3,8095145202</text:p>
          </table:table-cell>
          <table:table-cell office:value-type="float" office:value="31.4790103612">
            <text:p>31,4790103612</text:p>
          </table:table-cell>
          <table:table-cell office:value-type="float" office:value="57">
            <text:p>57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-24.5">
            <text:p>-24,5</text:p>
          </table:table-cell>
          <table:table-cell table:formula="of:=[.B24]+273.15" office:value-type="float" office:value="248.65">
            <text:p>248,65</text:p>
          </table:table-cell>
          <table:table-cell office:value-type="float" office:value="1">
            <text:p>1</text:p>
          </table:table-cell>
          <table:table-cell table:style-name="ce4" table:formula="of:=[.D24]/[.C24]" office:value-type="float" office:value="0.00402171727327569">
            <text:p>0,0040217173</text:p>
          </table:table-cell>
          <table:table-cell table:style-name="ce4" office:value-type="string">
            <text:p>nan</text:p>
          </table:table-cell>
          <table:table-cell table:style-name="ce4" table:formula="of:=LN([.H25])" office:value-type="float" office:value="4.03853265317755">
            <text:p>4,0385326532</text:p>
          </table:table-cell>
          <table:table-cell office:value-type="float" office:value="45.128524562">
            <text:p>45,128524562</text:p>
          </table:table-cell>
          <table:table-cell office:value-type="float" office:value="72">
            <text:p>72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-22.9">
            <text:p>-22,9</text:p>
          </table:table-cell>
          <table:table-cell table:style-name="ce3" table:formula="of:=[.B25]+273.15" office:value-type="float" office:value="250.25">
            <text:p>250,25</text:p>
          </table:table-cell>
          <table:table-cell office:value-type="float" office:value="1">
            <text:p>1</text:p>
          </table:table-cell>
          <table:table-cell table:style-name="ce4" table:formula="of:=[.D25]/[.C25]" office:value-type="float" office:value="0.003996003996004">
            <text:p>0,003996004</text:p>
          </table:table-cell>
          <table:table-cell table:style-name="ce4" office:value-type="string">
            <text:p>nan</text:p>
          </table:table-cell>
          <table:table-cell table:style-name="ce4" table:formula="of:=LN([.H26])" office:value-type="float" office:value="4.32057049325653">
            <text:p>4,3205704933</text:p>
          </table:table-cell>
          <table:table-cell office:value-type="float" office:value="56.7430199986">
            <text:p>56,7430199986</text:p>
          </table:table-cell>
          <table:table-cell office:value-type="float" office:value="85">
            <text:p>85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-21.2">
            <text:p>-21,2</text:p>
          </table:table-cell>
          <table:table-cell table:formula="of:=[.B26]+273.15" office:value-type="float" office:value="251.95">
            <text:p>251,95</text:p>
          </table:table-cell>
          <table:table-cell office:value-type="float" office:value="1">
            <text:p>1</text:p>
          </table:table-cell>
          <table:table-cell table:style-name="ce4" table:formula="of:=[.D26]/[.C26]" office:value-type="float" office:value="0.00396904147648343">
            <text:p>0,0039690415</text:p>
          </table:table-cell>
          <table:table-cell table:style-name="ce4" office:value-type="string">
            <text:p>nan</text:p>
          </table:table-cell>
          <table:table-cell table:style-name="ce4" table:formula="of:=LN([.H27])" office:value-type="float" office:value="4.48501604505806">
            <text:p>4,4850160451</text:p>
          </table:table-cell>
          <table:table-cell office:value-type="float" office:value="75.2315351353">
            <text:p>75,2315351353</text:p>
          </table:table-cell>
          <table:table-cell office:value-type="float" office:value="105">
            <text:p>105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-19.5">
            <text:p>-19,5</text:p>
          </table:table-cell>
          <table:table-cell table:formula="of:=[.B27]+273.15" office:value-type="float" office:value="253.65">
            <text:p>253,65</text:p>
          </table:table-cell>
          <table:table-cell office:value-type="float" office:value="1">
            <text:p>1</text:p>
          </table:table-cell>
          <table:table-cell table:style-name="ce4" table:formula="of:=[.D27]/[.C27]" office:value-type="float" office:value="0.0039424403705894">
            <text:p>0,0039424404</text:p>
          </table:table-cell>
          <table:table-cell table:style-name="ce4" office:value-type="float" office:value="7.56714886614">
            <text:p>7,5671488661</text:p>
          </table:table-cell>
          <table:table-cell table:style-name="ce4" table:formula="of:=LN([.H28])" office:value-type="float" office:value="4.62578019690944">
            <text:p>4,6257801969</text:p>
          </table:table-cell>
          <table:table-cell office:value-type="float" office:value="88.6783736512">
            <text:p>88,6783736512</text:p>
          </table:table-cell>
          <table:table-cell office:value-type="float" office:value="120">
            <text:p>120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-17.8">
            <text:p>-17,8</text:p>
          </table:table-cell>
          <table:table-cell table:formula="of:=[.B28]+273.15" office:value-type="float" office:value="255.35">
            <text:p>255,35</text:p>
          </table:table-cell>
          <table:table-cell office:value-type="float" office:value="1">
            <text:p>1</text:p>
          </table:table-cell>
          <table:table-cell table:style-name="ce4" table:formula="of:=[.D28]/[.C28]" office:value-type="float" office:value="0.00391619345995692">
            <text:p>0,0039161935</text:p>
          </table:table-cell>
          <table:table-cell table:style-name="ce4" office:value-type="float" office:value="6.59477006082">
            <text:p>6,5947700608</text:p>
          </table:table-cell>
          <table:table-cell table:style-name="ce4" table:formula="of:=LN([.H29])" office:value-type="float" office:value="4.74961767723173">
            <text:p>4,7496176772</text:p>
          </table:table-cell>
          <table:table-cell office:value-type="float" office:value="102.082386384">
            <text:p>102,082386384</text:p>
          </table:table-cell>
          <table:table-cell office:value-type="float" office:value="135">
            <text:p>135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-16.2">
            <text:p>-16,2</text:p>
          </table:table-cell>
          <table:table-cell table:formula="of:=[.B29]+273.15" office:value-type="float" office:value="256.95">
            <text:p>256,95</text:p>
          </table:table-cell>
          <table:table-cell office:value-type="float" office:value="1">
            <text:p>1</text:p>
          </table:table-cell>
          <table:table-cell table:style-name="ce4" table:formula="of:=[.D29]/[.C29]" office:value-type="float" office:value="0.00389180774469741">
            <text:p>0,0038918077</text:p>
          </table:table-cell>
          <table:table-cell table:style-name="ce4" office:value-type="float" office:value="5.91376573457">
            <text:p>5,9137657346</text:p>
          </table:table-cell>
          <table:table-cell table:style-name="ce4" table:formula="of:=LN([.H30])" office:value-type="float" office:value="4.77876903006163">
            <text:p>4,7787690301</text:p>
          </table:table-cell>
          <table:table-cell office:value-type="float" office:value="115.54010247">
            <text:p>115,54010247</text:p>
          </table:table-cell>
          <table:table-cell office:value-type="float" office:value="150">
            <text:p>150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-14.6">
            <text:p>-14,6</text:p>
          </table:table-cell>
          <table:table-cell table:formula="of:=[.B30]+273.15" office:value-type="float" office:value="258.55">
            <text:p>258,55</text:p>
          </table:table-cell>
          <table:table-cell office:value-type="float" office:value="1">
            <text:p>1</text:p>
          </table:table-cell>
          <table:table-cell table:style-name="ce4" table:formula="of:=[.D30]/[.C30]" office:value-type="float" office:value="0.0038677238445175">
            <text:p>0,0038677238</text:p>
          </table:table-cell>
          <table:table-cell table:style-name="ce4" office:value-type="float" office:value="5.30559083103">
            <text:p>5,305590831</text:p>
          </table:table-cell>
          <table:table-cell table:style-name="ce4" table:formula="of:=LN([.H31])" office:value-type="float" office:value="4.7735155379851">
            <text:p>4,773515538</text:p>
          </table:table-cell>
          <table:table-cell office:value-type="float" office:value="118.957826372">
            <text:p>118,957826372</text:p>
          </table:table-cell>
          <table:table-cell office:value-type="float" office:value="155">
            <text:p>155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-13">
            <text:p>-13</text:p>
          </table:table-cell>
          <table:table-cell table:formula="of:=[.B31]+273.15" office:value-type="float" office:value="260.15">
            <text:p>260,15</text:p>
          </table:table-cell>
          <table:table-cell office:value-type="float" office:value="1">
            <text:p>1</text:p>
          </table:table-cell>
          <table:table-cell table:style-name="ce4" table:formula="of:=[.D31]/[.C31]" office:value-type="float" office:value="0.00384393619065924">
            <text:p>0,0038439362</text:p>
          </table:table-cell>
          <table:table-cell table:style-name="ce4" office:value-type="float" office:value="4.8713062855">
            <text:p>4,8713062855</text:p>
          </table:table-cell>
          <table:table-cell table:style-name="ce4" table:formula="of:=LN([.H32])" office:value-type="float" office:value="4.70654487274911">
            <text:p>4,7065448727</text:p>
          </table:table-cell>
          <table:table-cell office:value-type="float" office:value="118.334521072">
            <text:p>118,334521072</text:p>
          </table:table-cell>
          <table:table-cell office:value-type="float" office:value="156">
            <text:p>156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-11.4">
            <text:p>-11,4</text:p>
          </table:table-cell>
          <table:table-cell table:formula="of:=[.B32]+273.15" office:value-type="float" office:value="261.75">
            <text:p>261,75</text:p>
          </table:table-cell>
          <table:table-cell office:value-type="float" office:value="1">
            <text:p>1</text:p>
          </table:table-cell>
          <table:table-cell table:style-name="ce4" table:formula="of:=[.D32]/[.C32]" office:value-type="float" office:value="0.00382043935052531">
            <text:p>0,0038204394</text:p>
          </table:table-cell>
          <table:table-cell table:style-name="ce4" office:value-type="float" office:value="4.55302114242">
            <text:p>4,5530211424</text:p>
          </table:table-cell>
          <table:table-cell table:style-name="ce4" table:formula="of:=LN([.H33])" office:value-type="float" office:value="4.53940725956154">
            <text:p>4,5394072596</text:p>
          </table:table-cell>
          <table:table-cell office:value-type="float" office:value="110.669122664">
            <text:p>110,669122664</text:p>
          </table:table-cell>
          <table:table-cell office:value-type="float" office:value="150">
            <text:p>150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-9.5">
            <text:p>-9,5</text:p>
          </table:table-cell>
          <table:table-cell table:formula="of:=[.B33]+273.15" office:value-type="float" office:value="263.65">
            <text:p>263,65</text:p>
          </table:table-cell>
          <table:table-cell office:value-type="float" office:value="1">
            <text:p>1</text:p>
          </table:table-cell>
          <table:table-cell table:style-name="ce4" table:formula="of:=[.D33]/[.C33]" office:value-type="float" office:value="0.00379290726341741">
            <text:p>0,0037929073</text:p>
          </table:table-cell>
          <table:table-cell table:style-name="ce4" office:value-type="float" office:value="4.17366548228">
            <text:p>4,1736654823</text:p>
          </table:table-cell>
          <table:table-cell table:style-name="ce4" table:formula="of:=LN([.H34])" office:value-type="float" office:value="4.3363300164676">
            <text:p>4,3363300165</text:p>
          </table:table-cell>
          <table:table-cell office:value-type="float" office:value="93.635282249">
            <text:p>93,635282249</text:p>
          </table:table-cell>
          <table:table-cell office:value-type="float" office:value="135">
            <text:p>135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-7.5">
            <text:p>-7,5</text:p>
          </table:table-cell>
          <table:table-cell table:formula="of:=[.B34]+273.15" office:value-type="float" office:value="265.65">
            <text:p>265,65</text:p>
          </table:table-cell>
          <table:table-cell office:value-type="float" office:value="1">
            <text:p>1</text:p>
          </table:table-cell>
          <table:table-cell table:style-name="ce4" table:formula="of:=[.D34]/[.C34]" office:value-type="float" office:value="0.00376435159043855">
            <text:p>0,0037643516</text:p>
          </table:table-cell>
          <table:table-cell office:value-type="float" office:value="3.78853031738">
            <text:p>3,7885303174</text:p>
          </table:table-cell>
          <table:table-cell table:style-name="ce4" table:formula="of:=LN([.H35])" office:value-type="float" office:value="4.07410021884053">
            <text:p>4,0741002188</text:p>
          </table:table-cell>
          <table:table-cell office:value-type="float" office:value="76.4265398792">
            <text:p>76,4265398792</text:p>
          </table:table-cell>
          <table:table-cell office:value-type="float" office:value="120">
            <text:p>120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-5.2">
            <text:p>-5,2</text:p>
          </table:table-cell>
          <table:table-cell table:formula="of:=[.B35]+273.15" office:value-type="float" office:value="267.95">
            <text:p>267,95</text:p>
          </table:table-cell>
          <table:table-cell office:value-type="float" office:value="1">
            <text:p>1</text:p>
          </table:table-cell>
          <table:table-cell table:style-name="ce4" table:formula="of:=[.D35]/[.C35]" office:value-type="float" office:value="0.00373203955961933">
            <text:p>0,0037320396</text:p>
          </table:table-cell>
          <table:table-cell office:value-type="float" office:value="3.52263434379">
            <text:p>3,5226343438</text:p>
          </table:table-cell>
          <table:table-cell table:style-name="ce4" table:formula="of:=LN([.H36])" office:value-type="float" office:value="3.59543374541188">
            <text:p>3,5954337454</text:p>
          </table:table-cell>
          <table:table-cell office:value-type="float" office:value="58.7975518504">
            <text:p>58,7975518504</text:p>
          </table:table-cell>
          <table:table-cell office:value-type="float" office:value="105">
            <text:p>105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-3.2">
            <text:p>-3,2</text:p>
          </table:table-cell>
          <table:table-cell table:formula="of:=[.B36]+273.15" office:value-type="float" office:value="269.95">
            <text:p>269,95</text:p>
          </table:table-cell>
          <table:table-cell office:value-type="float" office:value="1">
            <text:p>1</text:p>
          </table:table-cell>
          <table:table-cell table:style-name="ce4" table:formula="of:=[.D36]/[.C36]" office:value-type="float" office:value="0.00370438970179663">
            <text:p>0,0037043897</text:p>
          </table:table-cell>
          <table:table-cell office:value-type="float" office:value="3.18910670941">
            <text:p>3,1891067094</text:p>
          </table:table-cell>
          <table:table-cell table:style-name="ce4" table:formula="of:=LN([.H37])" office:value-type="float" office:value="2.93727089601186">
            <text:p>2,937270896</text:p>
          </table:table-cell>
          <table:table-cell office:value-type="float" office:value="36.4314985567">
            <text:p>36,4314985567</text:p>
          </table:table-cell>
          <table:table-cell office:value-type="float" office:value="85">
            <text:p>85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-1.1">
            <text:p>-1,1</text:p>
          </table:table-cell>
          <table:table-cell table:formula="of:=[.B37]+273.15" office:value-type="float" office:value="272.05">
            <text:p>272,05</text:p>
          </table:table-cell>
          <table:table-cell office:value-type="float" office:value="1">
            <text:p>1</text:p>
          </table:table-cell>
          <table:table-cell table:style-name="ce4" table:formula="of:=[.D37]/[.C37]" office:value-type="float" office:value="0.0036757948906451">
            <text:p>0,0036757949</text:p>
          </table:table-cell>
          <table:table-cell office:value-type="float" office:value="2.95203161155">
            <text:p>2,9520316116</text:p>
          </table:table-cell>
          <table:table-cell table:style-name="ce4" table:formula="of:=LN([.H38])" office:value-type="float" office:value="1.82605857258332">
            <text:p>1,8260585726</text:p>
          </table:table-cell>
          <table:table-cell office:value-type="float" office:value="18.8642933793">
            <text:p>18,8642933793</text:p>
          </table:table-cell>
          <table:table-cell office:value-type="float" office:value="70">
            <text:p>70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B38]+273.15" office:value-type="float" office:value="274.15">
            <text:p>274,15</text:p>
          </table:table-cell>
          <table:table-cell office:value-type="float" office:value="1">
            <text:p>1</text:p>
          </table:table-cell>
          <table:table-cell table:style-name="ce4" table:formula="of:=[.D38]/[.C38]" office:value-type="float" office:value="0.00364763815429509">
            <text:p>0,0036476382</text:p>
          </table:table-cell>
          <table:table-cell office:value-type="float" office:value="2.71827797751">
            <text:p>2,7182779775</text:p>
          </table:table-cell>
          <table:table-cell table:style-name="ce4" table:formula="of:=LN([.H39])" office:value-type="float" office:value="0">
            <text:p>Err:502</text:p>
          </table:table-cell>
          <table:table-cell office:value-type="float" office:value="6.20936460443">
            <text:p>6,2093646044</text:p>
          </table:table-cell>
          <table:table-cell office:value-type="float" office:value="60">
            <text:p>60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.1">
            <text:p>3,1</text:p>
          </table:table-cell>
          <table:table-cell table:formula="of:=[.B39]+273.15" office:value-type="float" office:value="276.25">
            <text:p>276,25</text:p>
          </table:table-cell>
          <table:table-cell office:value-type="float" office:value="1">
            <text:p>1</text:p>
          </table:table-cell>
          <table:table-cell table:style-name="ce4" table:formula="of:=[.D39]/[.C39]" office:value-type="float" office:value="0.00361990950226244">
            <text:p>0,0036199095</text:p>
          </table:table-cell>
          <table:table-cell office:value-type="float" office:value="2.48285926857">
            <text:p>2,4828592686</text:p>
          </table:table-cell>
          <table:table-cell table:style-name="ce4" table:formula="of:=LN([.H40])" office:value-type="float" office:value="0">
            <text:p>Err:502</text:p>
          </table:table-cell>
          <table:table-cell office:value-type="float" office:value="-0.536285358344">
            <text:p>-0,5362853583</text:p>
          </table:table-cell>
          <table:table-cell office:value-type="float" office:value="56">
            <text:p>56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.9">
            <text:p>4,9</text:p>
          </table:table-cell>
          <table:table-cell table:formula="of:=[.B40]+273.15" office:value-type="float" office:value="278.05">
            <text:p>278,05</text:p>
          </table:table-cell>
          <table:table-cell office:value-type="float" office:value="1">
            <text:p>1</text:p>
          </table:table-cell>
          <table:table-cell table:style-name="ce4" table:formula="of:=[.D40]/[.C40]" office:value-type="float" office:value="0.00359647545405503">
            <text:p>0,0035964755</text:p>
          </table:table-cell>
          <table:table-cell office:value-type="float" office:value="2.31029171799">
            <text:p>2,310291718</text:p>
          </table:table-cell>
          <table:table-cell table:style-name="ce4" table:formula="of:=LN([.H41])" office:value-type="float" office:value="0">
            <text:p>Err:502</text:p>
          </table:table-cell>
          <table:table-cell office:value-type="float" office:value="-1.96425329614">
            <text:p>-1,9642532961</text:p>
          </table:table-cell>
          <table:table-cell office:value-type="float" office:value="57">
            <text:p>57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6.9">
            <text:p>6,9</text:p>
          </table:table-cell>
          <table:table-cell table:formula="of:=[.B41]+273.15" office:value-type="float" office:value="280.05">
            <text:p>280,05</text:p>
          </table:table-cell>
          <table:table-cell office:value-type="float" office:value="1">
            <text:p>1</text:p>
          </table:table-cell>
          <table:table-cell table:style-name="ce4" table:formula="of:=[.D41]/[.C41]" office:value-type="float" office:value="0.00357079093019104">
            <text:p>0,0035707909</text:p>
          </table:table-cell>
          <table:table-cell office:value-type="float" office:value="2.14265304151">
            <text:p>2,1426530415</text:p>
          </table:table-cell>
          <table:table-cell table:style-name="ce4" table:formula="of:=LN([.H42])" office:value-type="float" office:value="0">
            <text:p>Err:502</text:p>
          </table:table-cell>
          <table:table-cell office:value-type="float" office:value="-1.74528865642">
            <text:p>-1,7452886564</text:p>
          </table:table-cell>
          <table:table-cell office:value-type="float" office:value="60">
            <text:p>60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8.6">
            <text:p>8,6</text:p>
          </table:table-cell>
          <table:table-cell table:formula="of:=[.B42]+273.15" office:value-type="float" office:value="281.75">
            <text:p>281,75</text:p>
          </table:table-cell>
          <table:table-cell office:value-type="float" office:value="1">
            <text:p>1</text:p>
          </table:table-cell>
          <table:table-cell table:style-name="ce4" table:formula="of:=[.D42]/[.C42]" office:value-type="float" office:value="0.00354924578527063">
            <text:p>0,0035492458</text:p>
          </table:table-cell>
          <table:table-cell office:value-type="float" office:value="2.00167785604">
            <text:p>2,001677856</text:p>
          </table:table-cell>
          <table:table-cell table:style-name="ce4" table:formula="of:=LN([.H43])" office:value-type="float" office:value="-1.78063405512107">
            <text:p>-1,7806340551</text:p>
          </table:table-cell>
          <table:table-cell office:value-type="float" office:value="-0.180156595977">
            <text:p>-0,180156596</text:p>
          </table:table-cell>
          <table:table-cell office:value-type="float" office:value="64">
            <text:p>64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0.4">
            <text:p>10,4</text:p>
          </table:table-cell>
          <table:table-cell table:formula="of:=[.B43]+273.15" office:value-type="float" office:value="283.55">
            <text:p>283,55</text:p>
          </table:table-cell>
          <table:table-cell office:value-type="float" office:value="1">
            <text:p>1</text:p>
          </table:table-cell>
          <table:table-cell table:style-name="ce4" table:formula="of:=[.D43]/[.C43]" office:value-type="float" office:value="0.00352671486510316">
            <text:p>0,0035267149</text:p>
          </table:table-cell>
          <table:table-cell office:value-type="float" office:value="1.87215190235">
            <text:p>1,8721519024</text:p>
          </table:table-cell>
          <table:table-cell table:style-name="ce4" table:formula="of:=LN([.H44])" office:value-type="float" office:value="0.123697665183462">
            <text:p>0,1236976652</text:p>
          </table:table-cell>
          <table:table-cell office:value-type="float" office:value="0.168531255279">
            <text:p>0,1685312553</text:p>
          </table:table-cell>
          <table:table-cell office:value-type="float" office:value="67">
            <text:p>67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2.4">
            <text:p>12,4</text:p>
          </table:table-cell>
          <table:table-cell table:formula="of:=[.B44]+273.15" office:value-type="float" office:value="285.55">
            <text:p>285,55</text:p>
          </table:table-cell>
          <table:table-cell office:value-type="float" office:value="1">
            <text:p>1</text:p>
          </table:table-cell>
          <table:table-cell table:style-name="ce4" table:formula="of:=[.D44]/[.C44]" office:value-type="float" office:value="0.00350201365785327">
            <text:p>0,0035020137</text:p>
          </table:table-cell>
          <table:table-cell office:value-type="float" office:value="1.7076597596">
            <text:p>1,7076597596</text:p>
          </table:table-cell>
          <table:table-cell table:style-name="ce4" table:formula="of:=LN([.H45])" office:value-type="float" office:value="0.273198005341823">
            <text:p>0,2731980053</text:p>
          </table:table-cell>
          <table:table-cell office:value-type="float" office:value="1.13167367492">
            <text:p>1,1316736749</text:p>
          </table:table-cell>
          <table:table-cell office:value-type="float" office:value="71">
            <text:p>71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4.2">
            <text:p>14,2</text:p>
          </table:table-cell>
          <table:table-cell table:formula="of:=[.B45]+273.15" office:value-type="float" office:value="287.35">
            <text:p>287,35</text:p>
          </table:table-cell>
          <table:table-cell office:value-type="float" office:value="1">
            <text:p>1</text:p>
          </table:table-cell>
          <table:table-cell table:style-name="ce4" table:formula="of:=[.D45]/[.C45]" office:value-type="float" office:value="0.00348007656168436">
            <text:p>0,0034800766</text:p>
          </table:table-cell>
          <table:table-cell office:value-type="float" office:value="1.43037981154">
            <text:p>1,4303798115</text:p>
          </table:table-cell>
          <table:table-cell table:style-name="ce4" table:formula="of:=LN([.H46])" office:value-type="float" office:value="0.881418927144829">
            <text:p>0,8814189271</text:p>
          </table:table-cell>
          <table:table-cell office:value-type="float" office:value="1.31416042985">
            <text:p>1,3141604299</text:p>
          </table:table-cell>
          <table:table-cell office:value-type="float" office:value="74">
            <text:p>74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table:formula="of:=[.B46]+273.15" office:value-type="float" office:value="289.15">
            <text:p>289,15</text:p>
          </table:table-cell>
          <table:table-cell office:value-type="float" office:value="1">
            <text:p>1</text:p>
          </table:table-cell>
          <table:table-cell table:style-name="ce4" table:formula="of:=[.D46]/[.C46]" office:value-type="float" office:value="0.00345841258862182">
            <text:p>0,0034584126</text:p>
          </table:table-cell>
          <table:table-cell office:value-type="float" office:value="1.25812281476">
            <text:p>1,2581228148</text:p>
          </table:table-cell>
          <table:table-cell table:style-name="ce4" table:formula="of:=LN([.H47])" office:value-type="float" office:value="0.738503089032441">
            <text:p>0,738503089</text:p>
          </table:table-cell>
          <table:table-cell office:value-type="float" office:value="2.4143230256">
            <text:p>2,4143230256</text:p>
          </table:table-cell>
          <table:table-cell office:value-type="float" office:value="78">
            <text:p>78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table:formula="of:=[.B47]+273.15" office:value-type="float" office:value="291.15">
            <text:p>291,15</text:p>
          </table:table-cell>
          <table:table-cell office:value-type="float" office:value="1">
            <text:p>1</text:p>
          </table:table-cell>
          <table:table-cell table:style-name="ce4" table:formula="of:=[.D47]/[.C47]" office:value-type="float" office:value="0.0034346556757685">
            <text:p>0,0034346557</text:p>
          </table:table-cell>
          <table:table-cell office:value-type="float" office:value="1.00798121872">
            <text:p>1,0079812187</text:p>
          </table:table-cell>
          <table:table-cell table:style-name="ce4" table:formula="of:=LN([.H48])" office:value-type="float" office:value="0.979554770422456">
            <text:p>0,9795547704</text:p>
          </table:table-cell>
          <table:table-cell office:value-type="float" office:value="2.09280043269">
            <text:p>2,0928004327</text:p>
          </table:table-cell>
          <table:table-cell office:value-type="float" office:value="81">
            <text:p>81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  <table:table-cell table:formula="of:=[.B48]+273.15" office:value-type="float" office:value="293.15">
            <text:p>293,15</text:p>
          </table:table-cell>
          <table:table-cell office:value-type="float" office:value="1">
            <text:p>1</text:p>
          </table:table-cell>
          <table:table-cell table:style-name="ce4" table:formula="of:=[.D48]/[.C48]" office:value-type="float" office:value="0.00341122292341805">
            <text:p>0,0034112229</text:p>
          </table:table-cell>
          <table:table-cell office:value-type="float" office:value="0.66502496293">
            <text:p>0,6650249629</text:p>
          </table:table-cell>
          <table:table-cell table:style-name="ce4" table:formula="of:=LN([.H49])" office:value-type="float" office:value="0.833768243628692">
            <text:p>0,8337682436</text:p>
          </table:table-cell>
          <table:table-cell office:value-type="float" office:value="2.66327021125">
            <text:p>2,6632702113</text:p>
          </table:table-cell>
          <table:table-cell office:value-type="float" office:value="85">
            <text:p>85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1.9">
            <text:p>21,9</text:p>
          </table:table-cell>
          <table:table-cell table:formula="of:=[.B49]+273.15" office:value-type="float" office:value="295.05">
            <text:p>295,05</text:p>
          </table:table-cell>
          <table:table-cell office:value-type="float" office:value="1">
            <text:p>1</text:p>
          </table:table-cell>
          <table:table-cell table:style-name="ce4" table:formula="of:=[.D49]/[.C49]" office:value-type="float" office:value="0.0033892560582952">
            <text:p>0,0033892561</text:p>
          </table:table-cell>
          <table:table-cell office:value-type="float" office:value="0.587786664902">
            <text:p>0,5877866649</text:p>
          </table:table-cell>
          <table:table-cell table:style-name="ce4" table:formula="of:=LN([.H50])" office:value-type="float" office:value="0.608096286421889">
            <text:p>0,6080962864</text:p>
          </table:table-cell>
          <table:table-cell office:value-type="float" office:value="2.30197682664">
            <text:p>2,3019768266</text:p>
          </table:table-cell>
          <table:table-cell office:value-type="float" office:value="88">
            <text:p>88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3.8">
            <text:p>23,8</text:p>
          </table:table-cell>
          <table:table-cell table:formula="of:=[.B50]+273.15" office:value-type="float" office:value="296.95">
            <text:p>296,95</text:p>
          </table:table-cell>
          <table:table-cell office:value-type="float" office:value="1">
            <text:p>1</text:p>
          </table:table-cell>
          <table:table-cell table:style-name="ce4" table:formula="of:=[.D50]/[.C50]" office:value-type="float" office:value="0.00336757029802997">
            <text:p>0,0033675703</text:p>
          </table:table-cell>
          <table:table-cell/>
          <table:table-cell table:style-name="ce4" table:formula="of:=LN([.H51])" office:value-type="float" office:value="0.235017148502451">
            <text:p>0,2350171485</text:p>
          </table:table-cell>
          <table:table-cell office:value-type="float" office:value="1.8369310774">
            <text:p>1,8369310774</text:p>
          </table:table-cell>
          <table:table-cell office:value-type="float" office:value="91">
            <text:p>91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5.7">
            <text:p>25,7</text:p>
          </table:table-cell>
          <table:table-cell table:formula="of:=[.B51]+273.15" office:value-type="float" office:value="298.85">
            <text:p>298,85</text:p>
          </table:table-cell>
          <table:table-cell office:value-type="float" office:value="1">
            <text:p>1</text:p>
          </table:table-cell>
          <table:table-cell table:style-name="ce4" table:formula="of:=[.D51]/[.C51]" office:value-type="float" office:value="0.00334616028107746">
            <text:p>0,0033461603</text:p>
          </table:table-cell>
          <table:table-cell/>
          <table:table-cell table:style-name="ce4" table:formula="of:=LN([.H52])" office:value-type="float" office:value="-0.249384842130103">
            <text:p>-0,2493848421</text:p>
          </table:table-cell>
          <table:table-cell office:value-type="float" office:value="1.26493046021">
            <text:p>1,2649304602</text:p>
          </table:table-cell>
          <table:table-cell office:value-type="float" office:value="94">
            <text:p>94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7.5">
            <text:p>27,5</text:p>
          </table:table-cell>
          <table:table-cell table:formula="of:=[.B52]+273.15" office:value-type="float" office:value="300.65">
            <text:p>300,65</text:p>
          </table:table-cell>
          <table:table-cell office:value-type="float" office:value="1">
            <text:p>1</text:p>
          </table:table-cell>
          <table:table-cell table:style-name="ce4" table:formula="of:=[.D52]/[.C52]" office:value-type="float" office:value="0.00332612672542824">
            <text:p>0,0033261267</text:p>
          </table:table-cell>
          <table:table-cell/>
          <table:table-cell table:style-name="ce4" table:formula="of:=LN([.H53])" office:value-type="float" office:value="1.60732213726152">
            <text:p>1,6073221373</text:p>
          </table:table-cell>
          <table:table-cell office:value-type="float" office:value="0.779280015889">
            <text:p>0,7792800159</text:p>
          </table:table-cell>
          <table:table-cell office:value-type="float" office:value="97">
            <text:p>97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9.4">
            <text:p>29,4</text:p>
          </table:table-cell>
          <table:table-cell table:formula="of:=[.B53]+273.15" office:value-type="float" office:value="302.55">
            <text:p>302,55</text:p>
          </table:table-cell>
          <table:table-cell office:value-type="float" office:value="1">
            <text:p>1</text:p>
          </table:table-cell>
          <table:table-cell table:style-name="ce4" table:formula="of:=[.D53]/[.C53]" office:value-type="float" office:value="0.00330523880350355">
            <text:p>0,0033052388</text:p>
          </table:table-cell>
          <table:table-cell/>
          <table:table-cell table:style-name="ce4" table:formula="of:=LN([.H54])" office:value-type="float" office:value="1.77048019641432">
            <text:p>1,7704801964</text:p>
          </table:table-cell>
          <table:table-cell office:value-type="float" office:value="4.98943230751">
            <text:p>4,9894323075</text:p>
          </table:table-cell>
          <table:table-cell office:value-type="float" office:value="105">
            <text:p>105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1.4">
            <text:p>31,4</text:p>
          </table:table-cell>
          <table:table-cell table:formula="of:=[.B54]+273.15" office:value-type="float" office:value="304.55">
            <text:p>304,55</text:p>
          </table:table-cell>
          <table:table-cell office:value-type="float" office:value="1">
            <text:p>1</text:p>
          </table:table-cell>
          <table:table-cell table:style-name="ce4" table:formula="of:=[.D54]/[.C54]" office:value-type="float" office:value="0.0032835330815958">
            <text:p>0,0032835331</text:p>
          </table:table-cell>
          <table:table-cell/>
          <table:table-cell table:style-name="ce4" table:formula="of:=LN([.H55])" office:value-type="float" office:value="2.47146713627931">
            <text:p>2,4714671363</text:p>
          </table:table-cell>
          <table:table-cell office:value-type="float" office:value="5.8736732011">
            <text:p>5,8736732011</text:p>
          </table:table-cell>
          <table:table-cell office:value-type="float" office:value="110">
            <text:p>110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3.3">
            <text:p>33,3</text:p>
          </table:table-cell>
          <table:table-cell table:formula="of:=[.B55]+273.15" office:value-type="float" office:value="306.45">
            <text:p>306,45</text:p>
          </table:table-cell>
          <table:table-cell office:value-type="float" office:value="1">
            <text:p>1</text:p>
          </table:table-cell>
          <table:table-cell table:style-name="ce4" table:formula="of:=[.D55]/[.C55]" office:value-type="float" office:value="0.00326317506934247">
            <text:p>0,0032631751</text:p>
          </table:table-cell>
          <table:table-cell/>
          <table:table-cell table:style-name="ce4" table:formula="of:=LN([.H56])" office:value-type="float" office:value="3.11169320831677">
            <text:p>3,1116932083</text:p>
          </table:table-cell>
          <table:table-cell office:value-type="float" office:value="11.8398047224">
            <text:p>11,8398047224</text:p>
          </table:table-cell>
          <table:table-cell office:value-type="float" office:value="120">
            <text:p>120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5.3">
            <text:p>35,3</text:p>
          </table:table-cell>
          <table:table-cell table:formula="of:=[.B56]+273.15" office:value-type="float" office:value="308.45">
            <text:p>308,45</text:p>
          </table:table-cell>
          <table:table-cell office:value-type="float" office:value="1">
            <text:p>1</text:p>
          </table:table-cell>
          <table:table-cell table:style-name="ce4" table:formula="of:=[.D56]/[.C56]" office:value-type="float" office:value="0.00324201653428432">
            <text:p>0,0032420165</text:p>
          </table:table-cell>
          <table:table-cell/>
          <table:table-cell table:style-name="ce4" table:formula="of:=LN([.H57])" office:value-type="float" office:value="3.49456093635092">
            <text:p>3,4945609364</text:p>
          </table:table-cell>
          <table:table-cell office:value-type="float" office:value="22.4590400578">
            <text:p>22,4590400578</text:p>
          </table:table-cell>
          <table:table-cell office:value-type="float" office:value="135">
            <text:p>135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7.3">
            <text:p>37,3</text:p>
          </table:table-cell>
          <table:table-cell table:formula="of:=[.B57]+273.15" office:value-type="float" office:value="310.45">
            <text:p>310,45</text:p>
          </table:table-cell>
          <table:table-cell office:value-type="float" office:value="1">
            <text:p>1</text:p>
          </table:table-cell>
          <table:table-cell table:style-name="ce4" table:formula="of:=[.D57]/[.C57]" office:value-type="float" office:value="0.00322113061684651">
            <text:p>0,0032211306</text:p>
          </table:table-cell>
          <table:table-cell/>
          <table:table-cell table:style-name="ce4" table:formula="of:=LN([.H58])" office:value-type="float" office:value="3.77282083034934">
            <text:p>3,7728208303</text:p>
          </table:table-cell>
          <table:table-cell office:value-type="float" office:value="32.9358238549">
            <text:p>32,9358238549</text:p>
          </table:table-cell>
          <table:table-cell office:value-type="float" office:value="150">
            <text:p>150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9.2">
            <text:p>39,2</text:p>
          </table:table-cell>
          <table:table-cell table:formula="of:=[.B58]+273.15" office:value-type="float" office:value="312.35">
            <text:p>312,35</text:p>
          </table:table-cell>
          <table:table-cell office:value-type="float" office:value="1">
            <text:p>1</text:p>
          </table:table-cell>
          <table:table-cell table:style-name="ce4" table:formula="of:=[.D58]/[.C58]" office:value-type="float" office:value="0.00320153673763406">
            <text:p>0,0032015367</text:p>
          </table:table-cell>
          <table:table-cell/>
          <table:table-cell table:style-name="ce4" table:formula="of:=LN([.H59])" office:value-type="float" office:value="3.88543563859239">
            <text:p>3,8854356386</text:p>
          </table:table-cell>
          <table:table-cell office:value-type="float" office:value="43.5026053911">
            <text:p>43,5026053911</text:p>
          </table:table-cell>
          <table:table-cell office:value-type="float" office:value="165">
            <text:p>165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41.2">
            <text:p>41,2</text:p>
          </table:table-cell>
          <table:table-cell table:formula="of:=[.B59]+273.15" office:value-type="float" office:value="314.35">
            <text:p>314,35</text:p>
          </table:table-cell>
          <table:table-cell office:value-type="float" office:value="1">
            <text:p>1</text:p>
          </table:table-cell>
          <table:table-cell table:style-name="ce4" table:formula="of:=[.D59]/[.C59]" office:value-type="float" office:value="0.00318116748846827">
            <text:p>0,0031811675</text:p>
          </table:table-cell>
          <table:table-cell/>
          <table:table-cell table:style-name="ce4" table:formula="of:=LN([.H60])" office:value-type="float" office:value="4.07273162676545">
            <text:p>4,0727316268</text:p>
          </table:table-cell>
          <table:table-cell office:value-type="float" office:value="48.6881482765">
            <text:p>48,6881482765</text:p>
          </table:table-cell>
          <table:table-cell office:value-type="float" office:value="175">
            <text:p>175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43.2">
            <text:p>43,2</text:p>
          </table:table-cell>
          <table:table-cell table:formula="of:=[.B60]+273.15" office:value-type="float" office:value="316.35">
            <text:p>316,35</text:p>
          </table:table-cell>
          <table:table-cell office:value-type="float" office:value="1">
            <text:p>1</text:p>
          </table:table-cell>
          <table:table-cell table:style-name="ce4" table:formula="of:=[.D60]/[.C60]" office:value-type="float" office:value="0.00316105579263474">
            <text:p>0,0031610558</text:p>
          </table:table-cell>
          <table:table-cell/>
          <table:table-cell table:style-name="ce4" table:formula="of:=LN([.H61])" office:value-type="float" office:value="4.1523694294526">
            <text:p>4,1523694295</text:p>
          </table:table-cell>
          <table:table-cell office:value-type="float" office:value="58.717137027">
            <text:p>58,717137027</text:p>
          </table:table-cell>
          <table:table-cell office:value-type="float" office:value="190">
            <text:p>190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5.2">
            <text:p>45,2</text:p>
          </table:table-cell>
          <table:table-cell table:formula="of:=[.B61]+273.15" office:value-type="float" office:value="318.35">
            <text:p>318,35</text:p>
          </table:table-cell>
          <table:table-cell office:value-type="float" office:value="1">
            <text:p>1</text:p>
          </table:table-cell>
          <table:table-cell table:style-name="ce4" table:formula="of:=[.D61]/[.C61]" office:value-type="float" office:value="0.00314119679597927">
            <text:p>0,0031411968</text:p>
          </table:table-cell>
          <table:table-cell/>
          <table:table-cell table:style-name="ce4" table:formula="of:=LN([.H62])" office:value-type="float" office:value="4.09908204901933">
            <text:p>4,099082049</text:p>
          </table:table-cell>
          <table:table-cell office:value-type="float" office:value="63.5844808929">
            <text:p>63,5844808929</text:p>
          </table:table-cell>
          <table:table-cell office:value-type="float" office:value="200">
            <text:p>200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7.2">
            <text:p>47,2</text:p>
          </table:table-cell>
          <table:table-cell table:formula="of:=[.B62]+273.15" office:value-type="float" office:value="320.35">
            <text:p>320,35</text:p>
          </table:table-cell>
          <table:table-cell office:value-type="float" office:value="1">
            <text:p>1</text:p>
          </table:table-cell>
          <table:table-cell table:style-name="ce4" table:formula="of:=[.D62]/[.C62]" office:value-type="float" office:value="0.00312158576556891">
            <text:p>0,0031215858</text:p>
          </table:table-cell>
          <table:table-cell/>
          <table:table-cell table:style-name="ce4" table:formula="of:=LN([.H63])" office:value-type="float" office:value="3.96675809007286">
            <text:p>3,9667580901</text:p>
          </table:table-cell>
          <table:table-cell office:value-type="float" office:value="60.2849235858">
            <text:p>60,2849235858</text:p>
          </table:table-cell>
          <table:table-cell office:value-type="float" office:value="202">
            <text:p>202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49.2">
            <text:p>49,2</text:p>
          </table:table-cell>
          <table:table-cell table:formula="of:=[.B63]+273.15" office:value-type="float" office:value="322.35">
            <text:p>322,35</text:p>
          </table:table-cell>
          <table:table-cell office:value-type="float" office:value="1">
            <text:p>1</text:p>
          </table:table-cell>
          <table:table-cell table:style-name="ce4" table:formula="of:=[.D63]/[.C63]" office:value-type="float" office:value="0.00310221808593144">
            <text:p>0,0031022181</text:p>
          </table:table-cell>
          <table:table-cell/>
          <table:table-cell table:style-name="ce4" table:formula="of:=LN([.H64])" office:value-type="float" office:value="3.62300739023269">
            <text:p>3,6230073902</text:p>
          </table:table-cell>
          <table:table-cell office:value-type="float" office:value="52.8130378957">
            <text:p>52,8130378957</text:p>
          </table:table-cell>
          <table:table-cell office:value-type="float" office:value="200">
            <text:p>200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1.1">
            <text:p>51,1</text:p>
          </table:table-cell>
          <table:table-cell table:formula="of:=[.B64]+273.15" office:value-type="float" office:value="324.25">
            <text:p>324,25</text:p>
          </table:table-cell>
          <table:table-cell office:value-type="float" office:value="1">
            <text:p>1</text:p>
          </table:table-cell>
          <table:table-cell table:style-name="ce4" table:formula="of:=[.D64]/[.C64]" office:value-type="float" office:value="0.0030840400925212">
            <text:p>0,0030840401</text:p>
          </table:table-cell>
          <table:table-cell/>
          <table:table-cell table:style-name="ce4" table:formula="of:=LN([.H65])" office:value-type="float" office:value="3.08746670590923">
            <text:p>3,0874667059</text:p>
          </table:table-cell>
          <table:table-cell office:value-type="float" office:value="37.4500254761">
            <text:p>37,4500254761</text:p>
          </table:table-cell>
          <table:table-cell office:value-type="float" office:value="190">
            <text:p>190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53">
            <text:p>53</text:p>
          </table:table-cell>
          <table:table-cell table:formula="of:=[.B65]+273.15" office:value-type="float" office:value="326.15">
            <text:p>326,15</text:p>
          </table:table-cell>
          <table:table-cell office:value-type="float" office:value="1">
            <text:p>1</text:p>
          </table:table-cell>
          <table:table-cell table:style-name="ce4" table:formula="of:=[.D65]/[.C65]" office:value-type="float" office:value="0.00306607389238081">
            <text:p>0,0030660739</text:p>
          </table:table-cell>
          <table:table-cell/>
          <table:table-cell table:style-name="ce4" table:formula="of:=LN([.H66])" office:value-type="float" office:value="0">
            <text:p>Err:502</text:p>
          </table:table-cell>
          <table:table-cell office:value-type="float" office:value="21.9214740343">
            <text:p>21,9214740343</text:p>
          </table:table-cell>
          <table:table-cell office:value-type="float" office:value="180">
            <text:p>180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54.9">
            <text:p>54,9</text:p>
          </table:table-cell>
          <table:table-cell table:formula="of:=[.B66]+273.15" office:value-type="float" office:value="328.05">
            <text:p>328,05</text:p>
          </table:table-cell>
          <table:table-cell office:value-type="float" office:value="1">
            <text:p>1</text:p>
          </table:table-cell>
          <table:table-cell table:style-name="ce4" table:formula="of:=[.D66]/[.C66]" office:value-type="float" office:value="0.00304831580551745">
            <text:p>0,0030483158</text:p>
          </table:table-cell>
          <table:table-cell/>
          <table:table-cell table:style-name="ce4" table:formula="of:=LN([.H67])" office:value-type="float" office:value="0">
            <text:p>Err:502</text:p>
          </table:table-cell>
          <table:table-cell office:value-type="float" office:value="-3.77772608933">
            <text:p>-3,7777260893</text:p>
          </table:table-cell>
          <table:table-cell office:value-type="float" office:value="160">
            <text:p>160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56.9">
            <text:p>56,9</text:p>
          </table:table-cell>
          <table:table-cell table:formula="of:=[.B67]+273.15" office:value-type="float" office:value="330.05">
            <text:p>330,05</text:p>
          </table:table-cell>
          <table:table-cell office:value-type="float" office:value="1">
            <text:p>1</text:p>
          </table:table-cell>
          <table:table-cell table:style-name="ce4" table:formula="of:=[.D67]/[.C67]" office:value-type="float" office:value="0.0030298439630359">
            <text:p>0,003029844</text:p>
          </table:table-cell>
          <table:table-cell/>
          <table:table-cell table:style-name="ce4" table:formula="of:=LN([.H68])" office:value-type="float" office:value="0">
            <text:p>Err:502</text:p>
          </table:table-cell>
          <table:table-cell office:value-type="float" office:value="-24.9670341072">
            <text:p>-24,9670341072</text:p>
          </table:table-cell>
          <table:table-cell office:value-type="float" office:value="145">
            <text:p>145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58.8">
            <text:p>58,8</text:p>
          </table:table-cell>
          <table:table-cell table:formula="of:=[.B68]+273.15" office:value-type="float" office:value="331.95">
            <text:p>331,95</text:p>
          </table:table-cell>
          <table:table-cell office:value-type="float" office:value="1">
            <text:p>1</text:p>
          </table:table-cell>
          <table:table-cell table:style-name="ce4" table:formula="of:=[.D68]/[.C68]" office:value-type="float" office:value="0.00301250188281368">
            <text:p>0,0030125019</text:p>
          </table:table-cell>
          <table:table-cell/>
          <table:table-cell table:style-name="ce4" table:formula="of:=LN([.H69])" office:value-type="float" office:value="0">
            <text:p>Err:502</text:p>
          </table:table-cell>
          <table:table-cell office:value-type="float" office:value="-51.0331944127">
            <text:p>-51,0331944127</text:p>
          </table:table-cell>
          <table:table-cell office:value-type="float" office:value="125">
            <text:p>125</text:p>
          </table:table-cell>
          <table:table-cell table:number-columns-repeated="6"/>
          <table:table-cell table:style-name="ce6"/>
          <table:table-cell/>
        </table:table-row>
        <table:table-row table:style-name="ro2">
          <table:table-cell table:number-columns-repeated="7"/>
          <table:table-cell/>
          <table:table-cell table:number-columns-repeated="7"/>
          <table:table-cell table:style-name="ce6"/>
          <table:table-cell/>
        </table:table-row>
        <table:table-row table:style-name="ro2" table:number-rows-repeated="10">
          <table:table-cell table:number-columns-repeated="15"/>
          <table:table-cell table:style-name="ce6"/>
          <table:table-cell/>
        </table:table-row>
        <table:table-row table:style-name="ro2">
          <table:table-cell/>
          <table:table-cell table:style-name="ce2"/>
          <table:table-cell table:number-columns-repeated="13"/>
          <table:table-cell table:style-name="ce6"/>
          <table:table-cell/>
        </table:table-row>
        <table:table-row table:style-name="ro2" table:number-rows-repeated="4">
          <table:table-cell table:number-columns-repeated="15"/>
          <table:table-cell table:style-name="ce6"/>
          <table:table-cell/>
        </table:table-row>
        <table:table-row table:style-name="ro1">
          <table:table-cell office:value-type="string">
            <text:p>Min</text:p>
          </table:table-cell>
          <table:table-cell office:value-type="string">
            <text:p>T in C</text:p>
          </table:table-cell>
          <table:table-cell office:value-type="string">
            <text:p>T in K</text:p>
          </table:table-cell>
          <table:table-cell office:value-type="string">
            <text:p>Einheit</text:p>
          </table:table-cell>
          <table:table-cell office:value-type="string">
            <text:p>1/T</text:p>
          </table:table-cell>
          <table:table-cell office:value-type="string">
            <text:p>y</text:p>
          </table:table-cell>
          <table:table-cell office:value-type="string">
            <text:p>ln(i(T))</text:p>
          </table:table-cell>
          <table:table-cell office:value-type="string">
            <text:p>i(T)neu</text:p>
          </table:table-cell>
          <table:table-cell office:value-type="string">
            <text:p>i(T)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58.5">
            <text:p>-58,5</text:p>
          </table:table-cell>
          <table:table-cell table:style-name="ce4" table:formula="of:=[.B86]+273.15" office:value-type="float" office:value="214.65">
            <text:p>214,65</text:p>
          </table:table-cell>
          <table:table-cell table:style-name="ce4" office:value-type="float" office:value="1">
            <text:p>1</text:p>
          </table:table-cell>
          <table:table-cell table:formula="of:=[.D86]/[.C86]" office:value-type="float" office:value="0.00465874679711158">
            <text:p>0,0046587468</text:p>
          </table:table-cell>
          <table:table-cell/>
          <table:table-cell table:formula="of:=LN([.H86])" office:value-type="float" office:value="0.895618520038269">
            <text:p>0,89561852</text:p>
          </table:table-cell>
          <table:table-cell office:value-type="float" office:value="2.44884998392">
            <text:p>2,4488499839</text:p>
          </table:table-cell>
          <table:table-cell office:value-type="float" office:value="7.5">
            <text:p>7,5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57.1">
            <text:p>-57,1</text:p>
          </table:table-cell>
          <table:table-cell table:style-name="ce4" table:formula="of:=[.B87]+273.15" office:value-type="float" office:value="216.05">
            <text:p>216,05</text:p>
          </table:table-cell>
          <table:table-cell office:value-type="float" office:value="1">
            <text:p>1</text:p>
          </table:table-cell>
          <table:table-cell table:formula="of:=[.D87]/[.C87]" office:value-type="float" office:value="0.00462855820411942">
            <text:p>0,0046285582</text:p>
          </table:table-cell>
          <table:table-cell/>
          <table:table-cell table:formula="of:=LN([.H87])" office:value-type="float" office:value="0.599067794223">
            <text:p>0,5990677942</text:p>
          </table:table-cell>
          <table:table-cell office:value-type="float" office:value="1.82042100219">
            <text:p>1,8204210022</text:p>
          </table:table-cell>
          <table:table-cell office:value-type="float" office:value="7.5">
            <text:p>7,5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55.6">
            <text:p>-55,6</text:p>
          </table:table-cell>
          <table:table-cell table:style-name="ce4" table:formula="of:=[.B88]+273.15" office:value-type="float" office:value="217.55">
            <text:p>217,55</text:p>
          </table:table-cell>
          <table:table-cell office:value-type="float" office:value="1">
            <text:p>1</text:p>
          </table:table-cell>
          <table:table-cell table:formula="of:=[.D88]/[.C88]" office:value-type="float" office:value="0.00459664444955183">
            <text:p>0,0045966444</text:p>
          </table:table-cell>
          <table:table-cell/>
          <table:table-cell table:formula="of:=LN([.H88])" office:value-type="float" office:value="0.0312062049747991">
            <text:p>0,031206205</text:p>
          </table:table-cell>
          <table:table-cell office:value-type="float" office:value="1.03169822326">
            <text:p>1,0316982233</text:p>
          </table:table-cell>
          <table:table-cell office:value-type="float" office:value="7.4">
            <text:p>7,4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54.2">
            <text:p>-54,2</text:p>
          </table:table-cell>
          <table:table-cell table:style-name="ce4" table:formula="of:=[.B89]+273.15" office:value-type="float" office:value="218.95">
            <text:p>218,95</text:p>
          </table:table-cell>
          <table:table-cell office:value-type="float" office:value="1">
            <text:p>1</text:p>
          </table:table-cell>
          <table:table-cell table:formula="of:=[.D89]/[.C89]" office:value-type="float" office:value="0.00456725279744234">
            <text:p>0,0045672528</text:p>
          </table:table-cell>
          <table:table-cell/>
          <table:table-cell table:formula="of:=LN([.H89])" office:value-type="float" office:value="-0.554801516383015">
            <text:p>-0,5548015164</text:p>
          </table:table-cell>
          <table:table-cell office:value-type="float" office:value="0.574186216444">
            <text:p>0,5741862164</text:p>
          </table:table-cell>
          <table:table-cell office:value-type="float" office:value="7.6">
            <text:p>7,6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52.6">
            <text:p>-52,6</text:p>
          </table:table-cell>
          <table:table-cell table:style-name="ce4" table:formula="of:=[.B90]+273.15" office:value-type="float" office:value="220.55">
            <text:p>220,55</text:p>
          </table:table-cell>
          <table:table-cell office:value-type="float" office:value="1">
            <text:p>1</text:p>
          </table:table-cell>
          <table:table-cell table:formula="of:=[.D90]/[.C90]" office:value-type="float" office:value="0.00453411924733621">
            <text:p>0,0045341192</text:p>
          </table:table-cell>
          <table:table-cell/>
          <table:table-cell table:formula="of:=LN([.H90])" office:value-type="float" office:value="0">
            <text:p>Err:502</text:p>
          </table:table-cell>
          <table:table-cell office:value-type="float" office:value="-0.0950518507078">
            <text:p>-0,0950518507</text:p>
          </table:table-cell>
          <table:table-cell office:value-type="float" office:value="7.7">
            <text:p>7,7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51.1">
            <text:p>-51,1</text:p>
          </table:table-cell>
          <table:table-cell table:style-name="ce4" table:formula="of:=[.B91]+273.15" office:value-type="float" office:value="222.05">
            <text:p>222,05</text:p>
          </table:table-cell>
          <table:table-cell office:value-type="float" office:value="1">
            <text:p>1</text:p>
          </table:table-cell>
          <table:table-cell table:formula="of:=[.D91]/[.C91]" office:value-type="float" office:value="0.00450349020490881">
            <text:p>0,0045034902</text:p>
          </table:table-cell>
          <table:table-cell/>
          <table:table-cell table:formula="of:=LN([.H91])" office:value-type="float" office:value="0">
            <text:p>Err:502</text:p>
          </table:table-cell>
          <table:table-cell office:value-type="float" office:value="-0.533860412662">
            <text:p>-0,5338604127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49.5">
            <text:p>-49,5</text:p>
          </table:table-cell>
          <table:table-cell table:style-name="ce4" table:formula="of:=[.B92]+273.15" office:value-type="float" office:value="223.65">
            <text:p>223,65</text:p>
          </table:table-cell>
          <table:table-cell office:value-type="float" office:value="1">
            <text:p>1</text:p>
          </table:table-cell>
          <table:table-cell table:formula="of:=[.D92]/[.C92]" office:value-type="float" office:value="0.00447127207690588">
            <text:p>0,0044712721</text:p>
          </table:table-cell>
          <table:table-cell/>
          <table:table-cell table:formula="of:=LN([.H92])" office:value-type="float" office:value="0">
            <text:p>Err:502</text:p>
          </table:table-cell>
          <table:table-cell office:value-type="float" office:value="-0.941213014302">
            <text:p>-0,9412130143</text:p>
          </table:table-cell>
          <table:table-cell office:value-type="float" office:value="8.4">
            <text:p>8,4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48">
            <text:p>-48</text:p>
          </table:table-cell>
          <table:table-cell table:style-name="ce4" table:formula="of:=[.B93]+273.15" office:value-type="float" office:value="225.15">
            <text:p>225,15</text:p>
          </table:table-cell>
          <table:table-cell office:value-type="float" office:value="1">
            <text:p>1</text:p>
          </table:table-cell>
          <table:table-cell table:formula="of:=[.D93]/[.C93]" office:value-type="float" office:value="0.00444148345547413">
            <text:p>0,0044414835</text:p>
          </table:table-cell>
          <table:table-cell/>
          <table:table-cell table:formula="of:=LN([.H93])" office:value-type="float" office:value="0">
            <text:p>Err:502</text:p>
          </table:table-cell>
          <table:table-cell office:value-type="float" office:value="-1.4166283767">
            <text:p>-1,4166283767</text:p>
          </table:table-cell>
          <table:table-cell office:value-type="float" office:value="8.7">
            <text:p>8,7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46.2">
            <text:p>-46,2</text:p>
          </table:table-cell>
          <table:table-cell table:style-name="ce4" table:formula="of:=[.B94]+273.15" office:value-type="float" office:value="226.95">
            <text:p>226,95</text:p>
          </table:table-cell>
          <table:table-cell office:value-type="float" office:value="1">
            <text:p>1</text:p>
          </table:table-cell>
          <table:table-cell table:formula="of:=[.D94]/[.C94]" office:value-type="float" office:value="0.00440625688477638">
            <text:p>0,0044062569</text:p>
          </table:table-cell>
          <table:table-cell/>
          <table:table-cell table:formula="of:=LN([.H94])" office:value-type="float" office:value="0">
            <text:p>Err:502</text:p>
          </table:table-cell>
          <table:table-cell office:value-type="float" office:value="-1.67139833733">
            <text:p>-1,6713983373</text:p>
          </table:table-cell>
          <table:table-cell office:value-type="float" office:value="9.4">
            <text:p>9,4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44.8">
            <text:p>-44,8</text:p>
          </table:table-cell>
          <table:table-cell table:style-name="ce4" table:formula="of:=[.B95]+273.15" office:value-type="float" office:value="228.35">
            <text:p>228,35</text:p>
          </table:table-cell>
          <table:table-cell office:value-type="float" office:value="1">
            <text:p>1</text:p>
          </table:table-cell>
          <table:table-cell table:formula="of:=[.D95]/[.C95]" office:value-type="float" office:value="0.00437924239106635">
            <text:p>0,0043792424</text:p>
          </table:table-cell>
          <table:table-cell/>
          <table:table-cell table:formula="of:=LN([.H95])" office:value-type="float" office:value="0">
            <text:p>Err:502</text:p>
          </table:table-cell>
          <table:table-cell office:value-type="float" office:value="-1.83275583811">
            <text:p>-1,8327558381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43.1">
            <text:p>-43,1</text:p>
          </table:table-cell>
          <table:table-cell table:style-name="ce4" table:formula="of:=[.B96]+273.15" office:value-type="float" office:value="230.05">
            <text:p>230,05</text:p>
          </table:table-cell>
          <table:table-cell table:style-name="ce2" office:value-type="float" office:value="1">
            <text:p>1</text:p>
          </table:table-cell>
          <table:table-cell table:formula="of:=[.D96]/[.C96]" office:value-type="float" office:value="0.00434688111280157">
            <text:p>0,0043468811</text:p>
          </table:table-cell>
          <table:table-cell/>
          <table:table-cell table:formula="of:=LN([.H96])" office:value-type="float" office:value="0">
            <text:p>Err:502</text:p>
          </table:table-cell>
          <table:table-cell office:value-type="float" office:value="-1.77989730828">
            <text:p>-1,7798973083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41.6">
            <text:p>-41,6</text:p>
          </table:table-cell>
          <table:table-cell table:style-name="ce4" table:formula="of:=[.B97]+273.15" office:value-type="float" office:value="231.55">
            <text:p>231,55</text:p>
          </table:table-cell>
          <table:table-cell office:value-type="float" office:value="1">
            <text:p>1</text:p>
          </table:table-cell>
          <table:table-cell table:formula="of:=[.D97]/[.C97]" office:value-type="float" office:value="0.00431872165838912">
            <text:p>0,0043187217</text:p>
          </table:table-cell>
          <table:table-cell/>
          <table:table-cell table:formula="of:=LN([.H97])" office:value-type="float" office:value="0">
            <text:p>Err:502</text:p>
          </table:table-cell>
          <table:table-cell office:value-type="float" office:value="-1.63672671256">
            <text:p>-1,6367267126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-40.2">
            <text:p>-40,2</text:p>
          </table:table-cell>
          <table:table-cell table:style-name="ce5" table:formula="of:=[.B98]+273.15" office:value-type="float" office:value="232.95">
            <text:p>232,95</text:p>
          </table:table-cell>
          <table:table-cell table:style-name="ce1" office:value-type="float" office:value="1">
            <text:p>1</text:p>
          </table:table-cell>
          <table:table-cell table:style-name="ce1" table:formula="of:=[.D98]/[.C98]" office:value-type="float" office:value="0.0042927666881305">
            <text:p>0,0042927667</text:p>
          </table:table-cell>
          <table:table-cell table:style-name="ce1" office:value-type="float" office:value="6.5223652145">
            <text:p>6,5223652145</text:p>
          </table:table-cell>
          <table:table-cell table:style-name="ce1" table:formula="of:=LN([.H98])" office:value-type="float" office:value="0">
            <text:p>Err:502</text:p>
          </table:table-cell>
          <table:table-cell table:style-name="ce1" office:value-type="float" office:value="-1.45472727583">
            <text:p>-1,4547272758</text:p>
          </table:table-cell>
          <table:table-cell table:style-name="ce1"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38.6">
            <text:p>-38,6</text:p>
          </table:table-cell>
          <table:table-cell table:style-name="ce4" table:formula="of:=[.B99]+273.15" office:value-type="float" office:value="234.55">
            <text:p>234,55</text:p>
          </table:table-cell>
          <table:table-cell office:value-type="float" office:value="1">
            <text:p>1</text:p>
          </table:table-cell>
          <table:table-cell table:formula="of:=[.D99]/[.C99]" office:value-type="float" office:value="0.00426348326582818">
            <text:p>0,0042634833</text:p>
          </table:table-cell>
          <table:table-cell office:value-type="float" office:value="6.81685555643">
            <text:p>6,8168555564</text:p>
          </table:table-cell>
          <table:table-cell table:formula="of:=LN([.H99])" office:value-type="float" office:value="0">
            <text:p>Err:502</text:p>
          </table:table-cell>
          <table:table-cell office:value-type="float" office:value="-0.411724510403">
            <text:p>-0,4117245104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37.1">
            <text:p>-37,1</text:p>
          </table:table-cell>
          <table:table-cell table:style-name="ce4" table:formula="of:=[.B100]+273.15" office:value-type="float" office:value="236.05">
            <text:p>236,05</text:p>
          </table:table-cell>
          <table:table-cell office:value-type="float" office:value="1">
            <text:p>1</text:p>
          </table:table-cell>
          <table:table-cell table:formula="of:=[.D100]/[.C100]" office:value-type="float" office:value="0.00423639059521288">
            <text:p>0,0042363906</text:p>
          </table:table-cell>
          <table:table-cell office:value-type="float" office:value="7.38307305613">
            <text:p>7,3830730561</text:p>
          </table:table-cell>
          <table:table-cell table:formula="of:=LN([.H100])" office:value-type="float" office:value="-0.401769245404385">
            <text:p>-0,4017692454</text:p>
          </table:table-cell>
          <table:table-cell office:value-type="float" office:value="0.669135133884">
            <text:p>0,6691351339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35.5">
            <text:p>-35,5</text:p>
          </table:table-cell>
          <table:table-cell table:style-name="ce4" table:formula="of:=[.B101]+273.15" office:value-type="float" office:value="237.65">
            <text:p>237,65</text:p>
          </table:table-cell>
          <table:table-cell office:value-type="float" office:value="1">
            <text:p>1</text:p>
          </table:table-cell>
          <table:table-cell table:formula="of:=[.D101]/[.C101]" office:value-type="float" office:value="0.00420786871449611">
            <text:p>0,0042078687</text:p>
          </table:table-cell>
          <table:table-cell office:value-type="float" office:value="7.96821003605">
            <text:p>7,9682100361</text:p>
          </table:table-cell>
          <table:table-cell table:formula="of:=LN([.H101])" office:value-type="float" office:value="0.772291112381597">
            <text:p>0,7722911124</text:p>
          </table:table-cell>
          <table:table-cell office:value-type="float" office:value="2.16472019384">
            <text:p>2,1647201938</text:p>
          </table:table-cell>
          <table:table-cell office:value-type="float" office:value="19.5">
            <text:p>19,5</text:p>
          </table:table-cell>
          <table:table-cell table:number-columns-repeated="8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33.9">
            <text:p>-33,9</text:p>
          </table:table-cell>
          <table:table-cell table:style-name="ce4" table:formula="of:=[.B102]+273.15" office:value-type="float" office:value="239.25">
            <text:p>239,25</text:p>
          </table:table-cell>
          <table:table-cell office:value-type="float" office:value="1">
            <text:p>1</text:p>
          </table:table-cell>
          <table:table-cell table:style-name="ce3" table:formula="of:=[.D102]/[.C102]" office:value-type="float" office:value="0.00417972831765935">
            <text:p>0,0041797283</text:p>
          </table:table-cell>
          <table:table-cell office:value-type="string">
            <text:p>nan</text:p>
          </table:table-cell>
          <table:table-cell table:formula="of:=LN([.H102])" office:value-type="float" office:value="1.53361884425881">
            <text:p>1,5336188443</text:p>
          </table:table-cell>
          <table:table-cell office:value-type="float" office:value="4.63491956139">
            <text:p>4,6349195614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32.3">
            <text:p>-32,3</text:p>
          </table:table-cell>
          <table:table-cell table:style-name="ce4" table:formula="of:=[.B103]+273.15" office:value-type="float" office:value="240.85">
            <text:p>240,85</text:p>
          </table:table-cell>
          <table:table-cell office:value-type="float" office:value="1">
            <text:p>1</text:p>
          </table:table-cell>
          <table:table-cell table:formula="of:=[.D103]/[.C103]" office:value-type="float" office:value="0.00415196180195142">
            <text:p>0,0041519618</text:p>
          </table:table-cell>
          <table:table-cell office:value-type="string">
            <text:p>nan</text:p>
          </table:table-cell>
          <table:table-cell table:formula="of:=LN([.H103])" office:value-type="float" office:value="2.02539335550228">
            <text:p>2,0253933555</text:p>
          </table:table-cell>
          <table:table-cell office:value-type="float" office:value="7.57909163576">
            <text:p>7,5790916358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30.7">
            <text:p>-30,7</text:p>
          </table:table-cell>
          <table:table-cell table:style-name="ce4" table:formula="of:=[.B104]+273.15" office:value-type="float" office:value="242.45">
            <text:p>242,45</text:p>
          </table:table-cell>
          <table:table-cell office:value-type="float" office:value="1">
            <text:p>1</text:p>
          </table:table-cell>
          <table:table-cell table:formula="of:=[.D104]/[.C104]" office:value-type="float" office:value="0.00412456176531244">
            <text:p>0,0041245618</text:p>
          </table:table-cell>
          <table:table-cell office:value-type="string">
            <text:p>nan</text:p>
          </table:table-cell>
          <table:table-cell table:formula="of:=LN([.H104])" office:value-type="float" office:value="2.5254548948663">
            <text:p>2,5254548949</text:p>
          </table:table-cell>
          <table:table-cell office:value-type="float" office:value="12.4965786003">
            <text:p>12,4965786003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29.3">
            <text:p>-29,3</text:p>
          </table:table-cell>
          <table:table-cell table:style-name="ce4" table:formula="of:=[.B105]+273.15" office:value-type="float" office:value="243.85">
            <text:p>243,85</text:p>
          </table:table-cell>
          <table:table-cell office:value-type="float" office:value="1">
            <text:p>1</text:p>
          </table:table-cell>
          <table:table-cell table:formula="of:=[.D105]/[.C105]" office:value-type="float" office:value="0.00410088168956326">
            <text:p>0,0041008817</text:p>
          </table:table-cell>
          <table:table-cell office:value-type="string">
            <text:p>nan</text:p>
          </table:table-cell>
          <table:table-cell table:formula="of:=LN([.H105])" office:value-type="float" office:value="2.80499297358037">
            <text:p>2,8049929736</text:p>
          </table:table-cell>
          <table:table-cell office:value-type="float" office:value="16.5269597803">
            <text:p>16,5269597803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28.1">
            <text:p>-28,1</text:p>
          </table:table-cell>
          <table:table-cell table:style-name="ce4" table:formula="of:=[.B106]+273.15" office:value-type="float" office:value="245.05">
            <text:p>245,05</text:p>
          </table:table-cell>
          <table:table-cell office:value-type="float" office:value="1">
            <text:p>1</text:p>
          </table:table-cell>
          <table:table-cell table:formula="of:=[.D106]/[.C106]" office:value-type="float" office:value="0.00408079983676801">
            <text:p>0,0040807998</text:p>
          </table:table-cell>
          <table:table-cell office:value-type="string">
            <text:p>nan</text:p>
          </table:table-cell>
          <table:table-cell table:formula="of:=LN([.H106])" office:value-type="float" office:value="3.1214321368361">
            <text:p>3,1214321368</text:p>
          </table:table-cell>
          <table:table-cell office:value-type="float" office:value="22.6788355928">
            <text:p>22,6788355928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26.8">
            <text:p>-26,8</text:p>
          </table:table-cell>
          <table:table-cell table:style-name="ce4" table:formula="of:=[.B107]+273.15" office:value-type="float" office:value="246.35">
            <text:p>246,35</text:p>
          </table:table-cell>
          <table:table-cell office:value-type="float" office:value="1">
            <text:p>1</text:p>
          </table:table-cell>
          <table:table-cell table:formula="of:=[.D107]/[.C107]" office:value-type="float" office:value="0.00405926527298559">
            <text:p>0,0040592653</text:p>
          </table:table-cell>
          <table:table-cell office:value-type="string">
            <text:p>nan</text:p>
          </table:table-cell>
          <table:table-cell table:formula="of:=LN([.H107])" office:value-type="float" office:value="3.35835736491169">
            <text:p>3,3583573649</text:p>
          </table:table-cell>
          <table:table-cell office:value-type="float" office:value="28.7419395631">
            <text:p>28,7419395631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25.2">
            <text:p>-25,2</text:p>
          </table:table-cell>
          <table:table-cell table:style-name="ce4" table:formula="of:=[.B108]+273.15" office:value-type="float" office:value="247.95">
            <text:p>247,95</text:p>
          </table:table-cell>
          <table:table-cell office:value-type="float" office:value="1">
            <text:p>1</text:p>
          </table:table-cell>
          <table:table-cell table:formula="of:=[.D108]/[.C108]" office:value-type="float" office:value="0.00403307118370639">
            <text:p>0,0040330712</text:p>
          </table:table-cell>
          <table:table-cell office:value-type="string">
            <text:p>nan</text:p>
          </table:table-cell>
          <table:table-cell table:formula="of:=LN([.H108])" office:value-type="float" office:value="3.62600477279755">
            <text:p>3,6260047728</text:p>
          </table:table-cell>
          <table:table-cell office:value-type="float" office:value="37.5624459289">
            <text:p>37,5624459289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23.6">
            <text:p>-23,6</text:p>
          </table:table-cell>
          <table:table-cell table:style-name="ce4" table:formula="of:=[.B109]+273.15" office:value-type="float" office:value="249.55">
            <text:p>249,55</text:p>
          </table:table-cell>
          <table:table-cell office:value-type="float" office:value="1">
            <text:p>1</text:p>
          </table:table-cell>
          <table:table-cell table:formula="of:=[.D109]/[.C109]" office:value-type="float" office:value="0.00400721298337007">
            <text:p>0,004007213</text:p>
          </table:table-cell>
          <table:table-cell office:value-type="string">
            <text:p>nan</text:p>
          </table:table-cell>
          <table:table-cell table:formula="of:=LN([.H109])" office:value-type="float" office:value="3.89900142432741">
            <text:p>3,8990014243</text:p>
          </table:table-cell>
          <table:table-cell office:value-type="float" office:value="49.3531416444">
            <text:p>49,3531416444</text:p>
          </table:table-cell>
          <table:table-cell office:value-type="float" office:value="75">
            <text:p>75</text:p>
          </table:table-cell>
          <table:table-cell table:number-columns-repeated="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22">
            <text:p>-22</text:p>
          </table:table-cell>
          <table:table-cell table:style-name="ce4" table:formula="of:=[.B110]+273.15" office:value-type="float" office:value="251.15">
            <text:p>251,15</text:p>
          </table:table-cell>
          <table:table-cell office:value-type="float" office:value="1">
            <text:p>1</text:p>
          </table:table-cell>
          <table:table-cell table:formula="of:=[.D110]/[.C110]" office:value-type="float" office:value="0.00398168425243878">
            <text:p>0,0039816843</text:p>
          </table:table-cell>
          <table:table-cell office:value-type="string">
            <text:p>nan</text:p>
          </table:table-cell>
          <table:table-cell table:formula="of:=LN([.H110])" office:value-type="float" office:value="4.16065141381481">
            <text:p>4,1606514138</text:p>
          </table:table-cell>
          <table:table-cell office:value-type="float" office:value="64.1132732719">
            <text:p>64,1132732719</text:p>
          </table:table-cell>
          <table:table-cell office:value-type="float" office:value="91">
            <text:p>91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20.4">
            <text:p>-20,4</text:p>
          </table:table-cell>
          <table:table-cell table:style-name="ce4" table:formula="of:=[.B111]+273.15" office:value-type="float" office:value="252.75">
            <text:p>252,75</text:p>
          </table:table-cell>
          <table:table-cell office:value-type="float" office:value="1">
            <text:p>1</text:p>
          </table:table-cell>
          <table:table-cell table:formula="of:=[.D111]/[.C111]" office:value-type="float" office:value="0.00395647873392681">
            <text:p>0,0039564787</text:p>
          </table:table-cell>
          <table:table-cell office:value-type="string">
            <text:p>nan</text:p>
          </table:table-cell>
          <table:table-cell table:formula="of:=LN([.H111])" office:value-type="float" office:value="4.34175225491576">
            <text:p>4,3417522549</text:p>
          </table:table-cell>
          <table:table-cell office:value-type="float" office:value="76.8420683313">
            <text:p>76,8420683313</text:p>
          </table:table-cell>
          <table:table-cell office:value-type="float" office:value="105">
            <text:p>105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18.9">
            <text:p>-18,9</text:p>
          </table:table-cell>
          <table:table-cell table:style-name="ce4" table:formula="of:=[.B112]+273.15" office:value-type="float" office:value="254.25">
            <text:p>254,25</text:p>
          </table:table-cell>
          <table:table-cell office:value-type="float" office:value="1">
            <text:p>1</text:p>
          </table:table-cell>
          <table:table-cell table:style-name="ce3" table:formula="of:=[.D112]/[.C112]" office:value-type="float" office:value="0.00393313667649951">
            <text:p>0,0039331367</text:p>
          </table:table-cell>
          <table:table-cell office:value-type="float" office:value="7.82561833559">
            <text:p>7,8256183356</text:p>
          </table:table-cell>
          <table:table-cell table:formula="of:=LN([.H112])" office:value-type="float" office:value="4.50668762611724">
            <text:p>4,5066876261</text:p>
          </table:table-cell>
          <table:table-cell office:value-type="float" office:value="90.6211496922">
            <text:p>90,6211496922</text:p>
          </table:table-cell>
          <table:table-cell office:value-type="float" office:value="120">
            <text:p>120</text:p>
          </table:table-cell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17.6">
            <text:p>-17,6</text:p>
          </table:table-cell>
          <table:table-cell table:style-name="ce4" table:formula="of:=[.B113]+273.15" office:value-type="float" office:value="255.55">
            <text:p>255,55</text:p>
          </table:table-cell>
          <table:table-cell office:value-type="float" office:value="1">
            <text:p>1</text:p>
          </table:table-cell>
          <table:table-cell table:formula="of:=[.D113]/[.C113]" office:value-type="float" office:value="0.00391312854627274">
            <text:p>0,0039131285</text:p>
          </table:table-cell>
          <table:table-cell office:value-type="float" office:value="6.65091877905">
            <text:p>6,6509187791</text:p>
          </table:table-cell>
          <table:table-cell table:formula="of:=LN([.H113])" office:value-type="float" office:value="4.60055618377829">
            <text:p>4,6005561838</text:p>
          </table:table-cell>
          <table:table-cell office:value-type="float" office:value="99.5396625946">
            <text:p>99,5396625946</text:p>
          </table:table-cell>
          <table:table-cell office:value-type="float" office:value="130">
            <text:p>130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16.3">
            <text:p>-16,3</text:p>
          </table:table-cell>
          <table:table-cell table:style-name="ce4" table:formula="of:=[.B114]+273.15" office:value-type="float" office:value="256.85">
            <text:p>256,85</text:p>
          </table:table-cell>
          <table:table-cell office:value-type="float" office:value="1">
            <text:p>1</text:p>
          </table:table-cell>
          <table:table-cell table:formula="of:=[.D114]/[.C114]" office:value-type="float" office:value="0.0038933229511388">
            <text:p>0,003893323</text:p>
          </table:table-cell>
          <table:table-cell office:value-type="float" office:value="5.88752037083">
            <text:p>5,8875203708</text:p>
          </table:table-cell>
          <table:table-cell table:formula="of:=LN([.H114])" office:value-type="float" office:value="4.60952089820918">
            <text:p>4,6095208982</text:p>
          </table:table-cell>
          <table:table-cell office:value-type="float" office:value="100.436019031">
            <text:p>100,436019031</text:p>
          </table:table-cell>
          <table:table-cell office:value-type="float" office:value="132">
            <text:p>132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15.3">
            <text:p>-15,3</text:p>
          </table:table-cell>
          <table:table-cell table:style-name="ce4" table:formula="of:=[.B115]+273.15" office:value-type="float" office:value="257.85">
            <text:p>257,85</text:p>
          </table:table-cell>
          <table:table-cell office:value-type="float" office:value="1">
            <text:p>1</text:p>
          </table:table-cell>
          <table:table-cell table:formula="of:=[.D115]/[.C115]" office:value-type="float" office:value="0.00387822377351173">
            <text:p>0,0038782238</text:p>
          </table:table-cell>
          <table:table-cell office:value-type="float" office:value="5.39129782769">
            <text:p>5,3912978277</text:p>
          </table:table-cell>
          <table:table-cell table:formula="of:=LN([.H115])" office:value-type="float" office:value="4.60087799544523">
            <text:p>4,6008779954</text:p>
          </table:table-cell>
          <table:table-cell office:value-type="float" office:value="99.5717007742">
            <text:p>99,5717007742</text:p>
          </table:table-cell>
          <table:table-cell office:value-type="float" office:value="132">
            <text:p>132</text:p>
          </table:table-cell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14">
            <text:p>-14</text:p>
          </table:table-cell>
          <table:table-cell table:style-name="ce4" table:formula="of:=[.B116]+273.15" office:value-type="float" office:value="259.15">
            <text:p>259,15</text:p>
          </table:table-cell>
          <table:table-cell office:value-type="float" office:value="1">
            <text:p>1</text:p>
          </table:table-cell>
          <table:table-cell table:formula="of:=[.D116]/[.C116]" office:value-type="float" office:value="0.0038587690526722">
            <text:p>0,0038587691</text:p>
          </table:table-cell>
          <table:table-cell office:value-type="float" office:value="4.88391989827">
            <text:p>4,8839198983</text:p>
          </table:table-cell>
          <table:table-cell table:formula="of:=LN([.H116])" office:value-type="float" office:value="4.56879391443067">
            <text:p>4,5687939144</text:p>
          </table:table-cell>
          <table:table-cell office:value-type="float" office:value="96.4277395056">
            <text:p>96,4277395056</text:p>
          </table:table-cell>
          <table:table-cell office:value-type="float" office:value="130">
            <text:p>130</text:p>
          </table:table-cell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12.6">
            <text:p>-12,6</text:p>
          </table:table-cell>
          <table:table-cell table:style-name="ce4" table:formula="of:=[.B117]+273.15" office:value-type="float" office:value="260.55">
            <text:p>260,55</text:p>
          </table:table-cell>
          <table:table-cell office:value-type="float" office:value="1">
            <text:p>1</text:p>
          </table:table-cell>
          <table:table-cell table:formula="of:=[.D117]/[.C117]" office:value-type="float" office:value="0.00383803492611783">
            <text:p>0,0038380349</text:p>
          </table:table-cell>
          <table:table-cell office:value-type="float" office:value="4.59373109146">
            <text:p>4,5937310915</text:p>
          </table:table-cell>
          <table:table-cell table:formula="of:=LN([.H117])" office:value-type="float" office:value="4.50169187122053">
            <text:p>4,5016918712</text:p>
          </table:table-cell>
          <table:table-cell office:value-type="float" office:value="90.1695576008">
            <text:p>90,1695576008</text:p>
          </table:table-cell>
          <table:table-cell office:value-type="float" office:value="125">
            <text:p>125</text:p>
          </table:table-cell>
          <table:table-cell table:number-columns-repeated="8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11.1">
            <text:p>-11,1</text:p>
          </table:table-cell>
          <table:table-cell table:style-name="ce4" table:formula="of:=[.B118]+273.15" office:value-type="float" office:value="262.05">
            <text:p>262,05</text:p>
          </table:table-cell>
          <table:table-cell office:value-type="float" office:value="1">
            <text:p>1</text:p>
          </table:table-cell>
          <table:table-cell table:formula="of:=[.D118]/[.C118]" office:value-type="float" office:value="0.00381606563632895">
            <text:p>0,0038160656</text:p>
          </table:table-cell>
          <table:table-cell office:value-type="float" office:value="4.26507960315">
            <text:p>4,2650796032</text:p>
          </table:table-cell>
          <table:table-cell table:formula="of:=LN([.H118])" office:value-type="float" office:value="4.42832155829213">
            <text:p>4,4283215583</text:p>
          </table:table-cell>
          <table:table-cell office:value-type="float" office:value="83.7906610778">
            <text:p>83,7906610778</text:p>
          </table:table-cell>
          <table:table-cell office:value-type="float" office:value="120">
            <text:p>120</text:p>
          </table:table-cell>
          <table:table-cell table:number-columns-repeated="8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9.5">
            <text:p>-9,5</text:p>
          </table:table-cell>
          <table:table-cell table:style-name="ce4" table:formula="of:=[.B119]+273.15" office:value-type="float" office:value="263.65">
            <text:p>263,65</text:p>
          </table:table-cell>
          <table:table-cell office:value-type="float" office:value="1">
            <text:p>1</text:p>
          </table:table-cell>
          <table:table-cell table:formula="of:=[.D119]/[.C119]" office:value-type="float" office:value="0.00379290726341741">
            <text:p>0,0037929073</text:p>
          </table:table-cell>
          <table:table-cell office:value-type="float" office:value="4.0097195193">
            <text:p>4,0097195193</text:p>
          </table:table-cell>
          <table:table-cell table:formula="of:=LN([.H119])" office:value-type="float" office:value="4.28060052772103">
            <text:p>4,2806005277</text:p>
          </table:table-cell>
          <table:table-cell office:value-type="float" office:value="72.2838354229">
            <text:p>72,2838354229</text:p>
          </table:table-cell>
          <table:table-cell office:value-type="float" office:value="110">
            <text:p>110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7.9">
            <text:p>-7,9</text:p>
          </table:table-cell>
          <table:table-cell table:style-name="ce4" table:formula="of:=[.B120]+273.15" office:value-type="float" office:value="265.25">
            <text:p>265,25</text:p>
          </table:table-cell>
          <table:table-cell office:value-type="float" office:value="1">
            <text:p>1</text:p>
          </table:table-cell>
          <table:table-cell table:formula="of:=[.D120]/[.C120]" office:value-type="float" office:value="0.00377002827521206">
            <text:p>0,0037700283</text:p>
          </table:table-cell>
          <table:table-cell office:value-type="float" office:value="3.712621085">
            <text:p>3,712621085</text:p>
          </table:table-cell>
          <table:table-cell table:formula="of:=LN([.H120])" office:value-type="float" office:value="3.92669338903781">
            <text:p>3,926693389</text:p>
          </table:table-cell>
          <table:table-cell office:value-type="float" office:value="50.7389260925">
            <text:p>50,7389260925</text:p>
          </table:table-cell>
          <table:table-cell office:value-type="float" office:value="90">
            <text:p>90</text:p>
          </table:table-cell>
          <table:table-cell table:number-columns-repeated="8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-6.4">
            <text:p>-6,4</text:p>
          </table:table-cell>
          <table:table-cell table:style-name="ce4" table:formula="of:=[.B121]+273.15" office:value-type="float" office:value="266.75">
            <text:p>266,75</text:p>
          </table:table-cell>
          <table:table-cell office:value-type="float" office:value="1">
            <text:p>1</text:p>
          </table:table-cell>
          <table:table-cell table:formula="of:=[.D121]/[.C121]" office:value-type="float" office:value="0.00374882849109653">
            <text:p>0,0037488285</text:p>
          </table:table-cell>
          <table:table-cell office:value-type="float" office:value="3.39977954541">
            <text:p>3,3997795454</text:p>
          </table:table-cell>
          <table:table-cell table:formula="of:=LN([.H121])" office:value-type="float" office:value="3.6700821428666">
            <text:p>3,6700821429</text:p>
          </table:table-cell>
          <table:table-cell office:value-type="float" office:value="39.2551302568">
            <text:p>39,2551302568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5">
            <text:p>-5</text:p>
          </table:table-cell>
          <table:table-cell table:style-name="ce4" table:formula="of:=[.B122]+273.15" office:value-type="float" office:value="268.15">
            <text:p>268,15</text:p>
          </table:table-cell>
          <table:table-cell office:value-type="float" office:value="1">
            <text:p>1</text:p>
          </table:table-cell>
          <table:table-cell table:formula="of:=[.D122]/[.C122]" office:value-type="float" office:value="0.00372925601342532">
            <text:p>0,003729256</text:p>
          </table:table-cell>
          <table:table-cell office:value-type="float" office:value="3.08324138148">
            <text:p>3,0832413815</text:p>
          </table:table-cell>
          <table:table-cell table:formula="of:=LN([.H122])" office:value-type="float" office:value="3.12845101107378">
            <text:p>3,1284510111</text:p>
          </table:table-cell>
          <table:table-cell office:value-type="float" office:value="22.8385754288">
            <text:p>22,8385754288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3.4">
            <text:p>-3,4</text:p>
          </table:table-cell>
          <table:table-cell table:style-name="ce4" table:formula="of:=[.B123]+273.15" office:value-type="float" office:value="269.75">
            <text:p>269,75</text:p>
          </table:table-cell>
          <table:table-cell office:value-type="float" office:value="1">
            <text:p>1</text:p>
          </table:table-cell>
          <table:table-cell table:formula="of:=[.D123]/[.C123]" office:value-type="float" office:value="0.00370713623725672">
            <text:p>0,0037071362</text:p>
          </table:table-cell>
          <table:table-cell office:value-type="float" office:value="2.82601855761">
            <text:p>2,8260185576</text:p>
          </table:table-cell>
          <table:table-cell table:formula="of:=LN([.H123])" office:value-type="float" office:value="2.41424418118307">
            <text:p>2,4142441812</text:p>
          </table:table-cell>
          <table:table-cell office:value-type="float" office:value="11.1813161139">
            <text:p>11,1813161139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1.9">
            <text:p>-1,9</text:p>
          </table:table-cell>
          <table:table-cell table:style-name="ce4" table:formula="of:=[.B124]+273.15" office:value-type="float" office:value="271.25">
            <text:p>271,25</text:p>
          </table:table-cell>
          <table:table-cell office:value-type="float" office:value="1">
            <text:p>1</text:p>
          </table:table-cell>
          <table:table-cell table:formula="of:=[.D124]/[.C124]" office:value-type="float" office:value="0.00368663594470046">
            <text:p>0,0036866359</text:p>
          </table:table-cell>
          <table:table-cell office:value-type="float" office:value="2.56801084159">
            <text:p>2,5680108416</text:p>
          </table:table-cell>
          <table:table-cell table:formula="of:=LN([.H124])" office:value-type="float" office:value="1.52379606245192">
            <text:p>1,5237960625</text:p>
          </table:table-cell>
          <table:table-cell office:value-type="float" office:value="4.58961463234">
            <text:p>4,5896146323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0.5">
            <text:p>-0,5</text:p>
          </table:table-cell>
          <table:table-cell table:style-name="ce4" table:formula="of:=[.B125]+273.15" office:value-type="float" office:value="272.65">
            <text:p>272,65</text:p>
          </table:table-cell>
          <table:table-cell office:value-type="float" office:value="1">
            <text:p>1</text:p>
          </table:table-cell>
          <table:table-cell table:formula="of:=[.D125]/[.C125]" office:value-type="float" office:value="0.00366770584999083">
            <text:p>0,0036677058</text:p>
          </table:table-cell>
          <table:table-cell office:value-type="float" office:value="2.36912135534">
            <text:p>2,3691213553</text:p>
          </table:table-cell>
          <table:table-cell table:formula="of:=LN([.H125])" office:value-type="float" office:value="0">
            <text:p>Err:502</text:p>
          </table:table-cell>
          <table:table-cell office:value-type="float" office:value="-0.92995589361">
            <text:p>-0,9299558936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9">
            <text:p>0,9</text:p>
          </table:table-cell>
          <table:table-cell table:style-name="ce4" table:formula="of:=[.B126]+273.15" office:value-type="float" office:value="274.05">
            <text:p>274,05</text:p>
          </table:table-cell>
          <table:table-cell office:value-type="float" office:value="1">
            <text:p>1</text:p>
          </table:table-cell>
          <table:table-cell table:formula="of:=[.D126]/[.C126]" office:value-type="float" office:value="0.00364896916621055">
            <text:p>0,0036489692</text:p>
          </table:table-cell>
          <table:table-cell office:value-type="float" office:value="2.23046726589">
            <text:p>2,2304672659</text:p>
          </table:table-cell>
          <table:table-cell table:formula="of:=LN([.H126])" office:value-type="float" office:value="0">
            <text:p>Err:502</text:p>
          </table:table-cell>
          <table:table-cell office:value-type="float" office:value="-3.48307889926">
            <text:p>-3,4830788993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.3">
            <text:p>2,3</text:p>
          </table:table-cell>
          <table:table-cell table:style-name="ce4" table:formula="of:=[.B127]+273.15" office:value-type="float" office:value="275.45">
            <text:p>275,45</text:p>
          </table:table-cell>
          <table:table-cell office:value-type="float" office:value="1">
            <text:p>1</text:p>
          </table:table-cell>
          <table:table-cell table:formula="of:=[.D127]/[.C127]" office:value-type="float" office:value="0.00363042294427301">
            <text:p>0,0036304229</text:p>
          </table:table-cell>
          <table:table-cell office:value-type="float" office:value="2.1254058316">
            <text:p>2,1254058316</text:p>
          </table:table-cell>
          <table:table-cell table:formula="of:=LN([.H127])" office:value-type="float" office:value="0">
            <text:p>Err:502</text:p>
          </table:table-cell>
          <table:table-cell office:value-type="float" office:value="-4.07049523138">
            <text:p>-4,0704952314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.6">
            <text:p>3,6</text:p>
          </table:table-cell>
          <table:table-cell table:style-name="ce4" table:formula="of:=[.B128]+273.15" office:value-type="float" office:value="276.75">
            <text:p>276,75</text:p>
          </table:table-cell>
          <table:table-cell office:value-type="float" office:value="1">
            <text:p>1</text:p>
          </table:table-cell>
          <table:table-cell table:formula="of:=[.D128]/[.C128]" office:value-type="float" office:value="0.003613369467028">
            <text:p>0,0036133695</text:p>
          </table:table-cell>
          <table:table-cell office:value-type="float" office:value="1.98883471117">
            <text:p>1,9888347112</text:p>
          </table:table-cell>
          <table:table-cell table:formula="of:=LN([.H128])" office:value-type="float" office:value="0">
            <text:p>Err:502</text:p>
          </table:table-cell>
          <table:table-cell office:value-type="float" office:value="-4.57589281169">
            <text:p>-4,5758928117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table:style-name="ce4" table:formula="of:=[.B129]+273.15" office:value-type="float" office:value="278.15">
            <text:p>278,15</text:p>
          </table:table-cell>
          <table:table-cell office:value-type="float" office:value="1">
            <text:p>1</text:p>
          </table:table-cell>
          <table:table-cell table:formula="of:=[.D129]/[.C129]" office:value-type="float" office:value="0.00359518245550962">
            <text:p>0,0035951825</text:p>
          </table:table-cell>
          <table:table-cell office:value-type="float" office:value="1.84324250456">
            <text:p>1,8432425046</text:p>
          </table:table-cell>
          <table:table-cell table:formula="of:=LN([.H129])" office:value-type="float" office:value="0">
            <text:p>Err:502</text:p>
          </table:table-cell>
          <table:table-cell office:value-type="float" office:value="-3.23159921278">
            <text:p>-3,2315992128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.2">
            <text:p>6,2</text:p>
          </table:table-cell>
          <table:table-cell table:style-name="ce4" table:formula="of:=[.B130]+273.15" office:value-type="float" office:value="279.35">
            <text:p>279,35</text:p>
          </table:table-cell>
          <table:table-cell office:value-type="float" office:value="1">
            <text:p>1</text:p>
          </table:table-cell>
          <table:table-cell table:formula="of:=[.D130]/[.C130]" office:value-type="float" office:value="0.00357973867907643">
            <text:p>0,0035797387</text:p>
          </table:table-cell>
          <table:table-cell office:value-type="float" office:value="1.64551913927">
            <text:p>1,6455191393</text:p>
          </table:table-cell>
          <table:table-cell table:formula="of:=LN([.H130])" office:value-type="float" office:value="0">
            <text:p>Err:502</text:p>
          </table:table-cell>
          <table:table-cell office:value-type="float" office:value="-4.67984322085">
            <text:p>-4,6798432209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.5">
            <text:p>7,5</text:p>
          </table:table-cell>
          <table:table-cell table:style-name="ce4" table:formula="of:=[.B131]+273.15" office:value-type="float" office:value="280.65">
            <text:p>280,65</text:p>
          </table:table-cell>
          <table:table-cell office:value-type="float" office:value="1">
            <text:p>1</text:p>
          </table:table-cell>
          <table:table-cell table:formula="of:=[.D131]/[.C131]" office:value-type="float" office:value="0.00356315695706396">
            <text:p>0,003563157</text:p>
          </table:table-cell>
          <table:table-cell office:value-type="float" office:value="1.42411689243">
            <text:p>1,4241168924</text:p>
          </table:table-cell>
          <table:table-cell table:formula="of:=LN([.H131])" office:value-type="float" office:value="0">
            <text:p>Err:502</text:p>
          </table:table-cell>
          <table:table-cell office:value-type="float" office:value="-4.2796726812">
            <text:p>-4,2796726812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table:style-name="ce4" table:formula="of:=[.B132]+273.15" office:value-type="float" office:value="282.15">
            <text:p>282,15</text:p>
          </table:table-cell>
          <table:table-cell office:value-type="float" office:value="1">
            <text:p>1</text:p>
          </table:table-cell>
          <table:table-cell table:formula="of:=[.D132]/[.C132]" office:value-type="float" office:value="0.00354421407052986">
            <text:p>0,0035442141</text:p>
          </table:table-cell>
          <table:table-cell office:value-type="float" office:value="1.2916413579">
            <text:p>1,2916413579</text:p>
          </table:table-cell>
          <table:table-cell table:formula="of:=LN([.H132])" office:value-type="float" office:value="0">
            <text:p>Err:502</text:p>
          </table:table-cell>
          <table:table-cell office:value-type="float" office:value="-3.16639963675">
            <text:p>-3,1663996368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0.5">
            <text:p>10,5</text:p>
          </table:table-cell>
          <table:table-cell table:style-name="ce4" table:formula="of:=[.B133]+273.15" office:value-type="float" office:value="283.65">
            <text:p>283,65</text:p>
          </table:table-cell>
          <table:table-cell office:value-type="float" office:value="1">
            <text:p>1</text:p>
          </table:table-cell>
          <table:table-cell table:formula="of:=[.D133]/[.C133]" office:value-type="float" office:value="0.00352547153181738">
            <text:p>0,0035254715</text:p>
          </table:table-cell>
          <table:table-cell office:value-type="float" office:value="1.01683473504">
            <text:p>1,016834735</text:p>
          </table:table-cell>
          <table:table-cell table:formula="of:=LN([.H133])" office:value-type="float" office:value="0">
            <text:p>Err:502</text:p>
          </table:table-cell>
          <table:table-cell office:value-type="float" office:value="-1.09779660393">
            <text:p>-1,0977966039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2.2">
            <text:p>12,2</text:p>
          </table:table-cell>
          <table:table-cell table:style-name="ce4" table:formula="of:=[.B134]+273.15" office:value-type="float" office:value="285.35">
            <text:p>285,35</text:p>
          </table:table-cell>
          <table:table-cell office:value-type="float" office:value="1">
            <text:p>1</text:p>
          </table:table-cell>
          <table:table-cell table:formula="of:=[.D134]/[.C134]" office:value-type="float" office:value="0.00350446819695111">
            <text:p>0,0035044682</text:p>
          </table:table-cell>
          <table:table-cell office:value-type="float" office:value="0.852368437018">
            <text:p>0,852368437</text:p>
          </table:table-cell>
          <table:table-cell table:formula="of:=LN([.H134])" office:value-type="float" office:value="-0.418627320331906">
            <text:p>-0,4186273203</text:p>
          </table:table-cell>
          <table:table-cell office:value-type="float" office:value="0.657949353929">
            <text:p>0,6579493539</text:p>
          </table:table-cell>
          <table:table-cell office:value-type="float" office:value="63">
            <text:p>63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3.7">
            <text:p>13,7</text:p>
          </table:table-cell>
          <table:table-cell table:style-name="ce4" table:formula="of:=[.B135]+273.15" office:value-type="float" office:value="286.85">
            <text:p>286,85</text:p>
          </table:table-cell>
          <table:table-cell office:value-type="float" office:value="1">
            <text:p>1</text:p>
          </table:table-cell>
          <table:table-cell table:formula="of:=[.D135]/[.C135]" office:value-type="float" office:value="0.00348614258323165">
            <text:p>0,0034861426</text:p>
          </table:table-cell>
          <table:table-cell office:value-type="float" office:value="0.420097111565">
            <text:p>0,4200971116</text:p>
          </table:table-cell>
          <table:table-cell table:formula="of:=LN([.H135])" office:value-type="float" office:value="-0.465708906454688">
            <text:p>-0,4657089065</text:p>
          </table:table-cell>
          <table:table-cell office:value-type="float" office:value="0.627689973956">
            <text:p>0,627689974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5.3">
            <text:p>15,3</text:p>
          </table:table-cell>
          <table:table-cell table:style-name="ce4" table:formula="of:=[.B136]+273.15" office:value-type="float" office:value="288.45">
            <text:p>288,45</text:p>
          </table:table-cell>
          <table:table-cell office:value-type="float" office:value="1">
            <text:p>1</text:p>
          </table:table-cell>
          <table:table-cell table:formula="of:=[.D136]/[.C136]" office:value-type="float" office:value="0.00346680533888022">
            <text:p>0,0034668053</text:p>
          </table:table-cell>
          <table:table-cell office:value-type="float" office:value="-2.92130598245">
            <text:p>-2,9213059825</text:p>
          </table:table-cell>
          <table:table-cell table:formula="of:=LN([.H136])" office:value-type="float" office:value="0.34293014289884">
            <text:p>0,3429301429</text:p>
          </table:table-cell>
          <table:table-cell office:value-type="float" office:value="1.40907032492">
            <text:p>1,4090703249</text:p>
          </table:table-cell>
          <table:table-cell office:value-type="float" office:value="68">
            <text:p>68</text:p>
          </table:table-cell>
          <table:table-cell table:number-columns-repeated="8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6.6">
            <text:p>16,6</text:p>
          </table:table-cell>
          <table:table-cell table:style-name="ce4" table:formula="of:=[.B137]+273.15" office:value-type="float" office:value="289.75">
            <text:p>289,75</text:p>
          </table:table-cell>
          <table:table-cell office:value-type="float" office:value="1">
            <text:p>1</text:p>
          </table:table-cell>
          <table:table-cell table:formula="of:=[.D137]/[.C137]" office:value-type="float" office:value="0.00345125107851596">
            <text:p>0,0034512511</text:p>
          </table:table-cell>
          <table:table-cell office:value-type="float" office:value="1.89365297124">
            <text:p>1,8936529712</text:p>
          </table:table-cell>
          <table:table-cell table:formula="of:=LN([.H137])" office:value-type="float" office:value="0.448025113236606">
            <text:p>0,4480251132</text:p>
          </table:table-cell>
          <table:table-cell office:value-type="float" office:value="1.56521800285">
            <text:p>1,5652180029</text:p>
          </table:table-cell>
          <table:table-cell office:value-type="float" office:value="70">
            <text:p>70</text:p>
          </table:table-cell>
          <table:table-cell table:number-columns-repeated="8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8.2">
            <text:p>18,2</text:p>
          </table:table-cell>
          <table:table-cell table:style-name="ce4" table:formula="of:=[.B138]+273.15" office:value-type="float" office:value="291.35">
            <text:p>291,35</text:p>
          </table:table-cell>
          <table:table-cell office:value-type="float" office:value="1">
            <text:p>1</text:p>
          </table:table-cell>
          <table:table-cell table:formula="of:=[.D138]/[.C138]" office:value-type="float" office:value="0.00343229792345976">
            <text:p>0,0034322979</text:p>
          </table:table-cell>
          <table:table-cell office:value-type="float" office:value="0.336472236621">
            <text:p>0,3364722366</text:p>
          </table:table-cell>
          <table:table-cell table:formula="of:=LN([.H138])" office:value-type="float" office:value="0.218270091653469">
            <text:p>0,2182700917</text:p>
          </table:table-cell>
          <table:table-cell office:value-type="float" office:value="1.24392299547">
            <text:p>1,2439229955</text:p>
          </table:table-cell>
          <table:table-cell office:value-type="float" office:value="72">
            <text:p>72</text:p>
          </table:table-cell>
          <table:table-cell table:number-columns-repeated="8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9.5">
            <text:p>19,5</text:p>
          </table:table-cell>
          <table:table-cell table:style-name="ce4" table:formula="of:=[.B139]+273.15" office:value-type="float" office:value="292.65">
            <text:p>292,65</text:p>
          </table:table-cell>
          <table:table-cell office:value-type="float" office:value="1">
            <text:p>1</text:p>
          </table:table-cell>
          <table:table-cell table:formula="of:=[.D139]/[.C139]" office:value-type="float" office:value="0.00341705108491372">
            <text:p>0,0034170511</text:p>
          </table:table-cell>
          <table:table-cell/>
          <table:table-cell table:formula="of:=LN([.H139])" office:value-type="float" office:value="-1.15601108335098">
            <text:p>-1,1560110834</text:p>
          </table:table-cell>
          <table:table-cell office:value-type="float" office:value="0.314739148459">
            <text:p>0,3147391485</text:p>
          </table:table-cell>
          <table:table-cell office:value-type="float" office:value="73">
            <text:p>73</text:p>
          </table:table-cell>
          <table:table-cell table:number-columns-repeated="8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0.8">
            <text:p>20,8</text:p>
          </table:table-cell>
          <table:table-cell table:style-name="ce4" table:formula="of:=[.B140]+273.15" office:value-type="float" office:value="293.95">
            <text:p>293,95</text:p>
          </table:table-cell>
          <table:table-cell office:value-type="float" office:value="1">
            <text:p>1</text:p>
          </table:table-cell>
          <table:table-cell table:formula="of:=[.D140]/[.C140]" office:value-type="float" office:value="0.00340193910529002">
            <text:p>0,0034019391</text:p>
          </table:table-cell>
          <table:table-cell/>
          <table:table-cell table:formula="of:=LN([.H140])" office:value-type="float" office:value="0">
            <text:p>Err:502</text:p>
          </table:table-cell>
          <table:table-cell office:value-type="float" office:value="-1.65396795824">
            <text:p>-1,6539679582</text:p>
          </table:table-cell>
          <table:table-cell office:value-type="float" office:value="73">
            <text:p>73</text:p>
          </table:table-cell>
          <table:table-cell table:number-columns-repeated="8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2.1">
            <text:p>22,1</text:p>
          </table:table-cell>
          <table:table-cell table:style-name="ce4" table:formula="of:=[.B141]+273.15" office:value-type="float" office:value="295.25">
            <text:p>295,25</text:p>
          </table:table-cell>
          <table:table-cell office:value-type="float" office:value="1">
            <text:p>1</text:p>
          </table:table-cell>
          <table:table-cell table:formula="of:=[.D141]/[.C141]" office:value-type="float" office:value="0.00338696020321761">
            <text:p>0,0033869602</text:p>
          </table:table-cell>
          <table:table-cell/>
          <table:table-cell table:formula="of:=LN([.H141])" office:value-type="float" office:value="0">
            <text:p>Err:502</text:p>
          </table:table-cell>
          <table:table-cell office:value-type="float" office:value="-1.6630080391">
            <text:p>-1,6630080391</text:p>
          </table:table-cell>
          <table:table-cell office:value-type="float" office:value="75">
            <text:p>75</text:p>
          </table:table-cell>
          <table:table-cell table:number-columns-repeated="8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3.4">
            <text:p>23,4</text:p>
          </table:table-cell>
          <table:table-cell table:style-name="ce4" table:formula="of:=[.B142]+273.15" office:value-type="float" office:value="296.55">
            <text:p>296,55</text:p>
          </table:table-cell>
          <table:table-cell office:value-type="float" office:value="1">
            <text:p>1</text:p>
          </table:table-cell>
          <table:table-cell table:formula="of:=[.D142]/[.C142]" office:value-type="float" office:value="0.00337211262856179">
            <text:p>0,0033721126</text:p>
          </table:table-cell>
          <table:table-cell/>
          <table:table-cell table:formula="of:=LN([.H142])" office:value-type="float" office:value="0">
            <text:p>Err:502</text:p>
          </table:table-cell>
          <table:table-cell office:value-type="float" office:value="-1.71320739721">
            <text:p>-1,7132073972</text:p>
          </table:table-cell>
          <table:table-cell office:value-type="float" office:value="77">
            <text:p>77</text:p>
          </table:table-cell>
          <table:table-cell table:number-columns-repeated="8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4.7">
            <text:p>24,7</text:p>
          </table:table-cell>
          <table:table-cell table:style-name="ce4" table:formula="of:=[.B143]+273.15" office:value-type="float" office:value="297.85">
            <text:p>297,85</text:p>
          </table:table-cell>
          <table:table-cell office:value-type="float" office:value="1">
            <text:p>1</text:p>
          </table:table-cell>
          <table:table-cell table:formula="of:=[.D143]/[.C143]" office:value-type="float" office:value="0.00335739466174249">
            <text:p>0,0033573947</text:p>
          </table:table-cell>
          <table:table-cell/>
          <table:table-cell table:formula="of:=LN([.H143])" office:value-type="float" office:value="0">
            <text:p>Err:502</text:p>
          </table:table-cell>
          <table:table-cell office:value-type="float" office:value="-1.80540926419">
            <text:p>-1,8054092642</text:p>
          </table:table-cell>
          <table:table-cell office:value-type="float" office:value="79">
            <text:p>79</text:p>
          </table:table-cell>
          <table:table-cell table:number-columns-repeated="8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5.9">
            <text:p>25,9</text:p>
          </table:table-cell>
          <table:table-cell table:style-name="ce4" table:formula="of:=[.B144]+273.15" office:value-type="float" office:value="299.05">
            <text:p>299,05</text:p>
          </table:table-cell>
          <table:table-cell office:value-type="float" office:value="1">
            <text:p>1</text:p>
          </table:table-cell>
          <table:table-cell table:formula="of:=[.D144]/[.C144]" office:value-type="float" office:value="0.00334392242099983">
            <text:p>0,0033439224</text:p>
          </table:table-cell>
          <table:table-cell/>
          <table:table-cell table:formula="of:=LN([.H144])" office:value-type="float" office:value="0">
            <text:p>Err:502</text:p>
          </table:table-cell>
          <table:table-cell office:value-type="float" office:value="-0.774696747301">
            <text:p>-0,7746967473</text:p>
          </table:table-cell>
          <table:table-cell office:value-type="float" office:value="82">
            <text:p>82</text:p>
          </table:table-cell>
          <table:table-cell table:number-columns-repeated="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7.2">
            <text:p>27,2</text:p>
          </table:table-cell>
          <table:table-cell table:style-name="ce4" table:formula="of:=[.B145]+273.15" office:value-type="float" office:value="300.35">
            <text:p>300,35</text:p>
          </table:table-cell>
          <table:table-cell office:value-type="float" office:value="1">
            <text:p>1</text:p>
          </table:table-cell>
          <table:table-cell table:formula="of:=[.D145]/[.C145]" office:value-type="float" office:value="0.00332944897619444">
            <text:p>0,003329449</text:p>
          </table:table-cell>
          <table:table-cell/>
          <table:table-cell table:formula="of:=LN([.H145])" office:value-type="float" office:value="-2.99786443358655">
            <text:p>-2,9978644336</text:p>
          </table:table-cell>
          <table:table-cell office:value-type="float" office:value="0.0498935055703">
            <text:p>0,0498935056</text:p>
          </table:table-cell>
          <table:table-cell office:value-type="float" office:value="85">
            <text:p>85</text:p>
          </table:table-cell>
          <table:table-cell table:number-columns-repeated="8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8.3">
            <text:p>28,3</text:p>
          </table:table-cell>
          <table:table-cell table:style-name="ce4" table:formula="of:=[.B146]+273.15" office:value-type="float" office:value="301.45">
            <text:p>301,45</text:p>
          </table:table-cell>
          <table:table-cell office:value-type="float" office:value="1">
            <text:p>1</text:p>
          </table:table-cell>
          <table:table-cell table:formula="of:=[.D146]/[.C146]" office:value-type="float" office:value="0.00331729971802952">
            <text:p>0,0033172997</text:p>
          </table:table-cell>
          <table:table-cell/>
          <table:table-cell table:formula="of:=LN([.H146])" office:value-type="float" office:value="-1.7464710542377">
            <text:p>-1,7464710542</text:p>
          </table:table-cell>
          <table:table-cell office:value-type="float" office:value="0.174388265589">
            <text:p>0,1743882656</text:p>
          </table:table-cell>
          <table:table-cell office:value-type="float" office:value="87">
            <text:p>87</text:p>
          </table:table-cell>
          <table:table-cell table:number-columns-repeated="8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9.6">
            <text:p>29,6</text:p>
          </table:table-cell>
          <table:table-cell table:style-name="ce4" table:formula="of:=[.B147]+273.15" office:value-type="float" office:value="302.75">
            <text:p>302,75</text:p>
          </table:table-cell>
          <table:table-cell office:value-type="float" office:value="1">
            <text:p>1</text:p>
          </table:table-cell>
          <table:table-cell table:formula="of:=[.D147]/[.C147]" office:value-type="float" office:value="0.00330305532617671">
            <text:p>0,0033030553</text:p>
          </table:table-cell>
          <table:table-cell/>
          <table:table-cell table:formula="of:=LN([.H147])" office:value-type="float" office:value="1.36506747534736">
            <text:p>1,3650674753</text:p>
          </table:table-cell>
          <table:table-cell office:value-type="float" office:value="3.91598727568">
            <text:p>3,9159872757</text:p>
          </table:table-cell>
          <table:table-cell office:value-type="float" office:value="93">
            <text:p>93</text:p>
          </table:table-cell>
          <table:table-cell table:number-columns-repeated="8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1.2">
            <text:p>31,2</text:p>
          </table:table-cell>
          <table:table-cell table:style-name="ce4" table:formula="of:=[.B148]+273.15" office:value-type="float" office:value="304.35">
            <text:p>304,35</text:p>
          </table:table-cell>
          <table:table-cell office:value-type="float" office:value="1">
            <text:p>1</text:p>
          </table:table-cell>
          <table:table-cell table:formula="of:=[.D148]/[.C148]" office:value-type="float" office:value="0.00328569081649417">
            <text:p>0,0032856908</text:p>
          </table:table-cell>
          <table:table-cell/>
          <table:table-cell table:formula="of:=LN([.H148])" office:value-type="float" office:value="2.08850055531642">
            <text:p>2,0885005553</text:p>
          </table:table-cell>
          <table:table-cell office:value-type="float" office:value="8.0728013655">
            <text:p>8,0728013655</text:p>
          </table:table-cell>
          <table:table-cell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2.9">
            <text:p>32,9</text:p>
          </table:table-cell>
          <table:table-cell table:style-name="ce4" table:formula="of:=[.B149]+273.15" office:value-type="float" office:value="306.05">
            <text:p>306,05</text:p>
          </table:table-cell>
          <table:table-cell office:value-type="float" office:value="1">
            <text:p>1</text:p>
          </table:table-cell>
          <table:table-cell table:formula="of:=[.D149]/[.C149]" office:value-type="float" office:value="0.00326743996079072">
            <text:p>0,00326744</text:p>
          </table:table-cell>
          <table:table-cell/>
          <table:table-cell table:formula="of:=LN([.H149])" office:value-type="float" office:value="2.70625786258274">
            <text:p>2,7062578626</text:p>
          </table:table-cell>
          <table:table-cell office:value-type="float" office:value="14.9731390014">
            <text:p>14,9731390014</text:p>
          </table:table-cell>
          <table:table-cell office:value-type="float" office:value="110">
            <text:p>110</text:p>
          </table:table-cell>
          <table:table-cell table:number-columns-repeated="8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4.6">
            <text:p>34,6</text:p>
          </table:table-cell>
          <table:table-cell table:style-name="ce4" table:formula="of:=[.B150]+273.15" office:value-type="float" office:value="307.75">
            <text:p>307,75</text:p>
          </table:table-cell>
          <table:table-cell office:value-type="float" office:value="1">
            <text:p>1</text:p>
          </table:table-cell>
          <table:table-cell table:formula="of:=[.D150]/[.C150]" office:value-type="float" office:value="0.00324939073923639">
            <text:p>0,0032493907</text:p>
          </table:table-cell>
          <table:table-cell/>
          <table:table-cell table:formula="of:=LN([.H150])" office:value-type="float" office:value="3.08145912868605">
            <text:p>3,0814591287</text:p>
          </table:table-cell>
          <table:table-cell office:value-type="float" office:value="21.790173879">
            <text:p>21,790173879</text:p>
          </table:table-cell>
          <table:table-cell office:value-type="float" office:value="120">
            <text:p>120</text:p>
          </table:table-cell>
          <table:table-cell table:number-columns-repeated="8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6.2">
            <text:p>36,2</text:p>
          </table:table-cell>
          <table:table-cell table:style-name="ce4" table:formula="of:=[.B151]+273.15" office:value-type="float" office:value="309.35">
            <text:p>309,35</text:p>
          </table:table-cell>
          <table:table-cell office:value-type="float" office:value="1">
            <text:p>1</text:p>
          </table:table-cell>
          <table:table-cell table:formula="of:=[.D151]/[.C151]" office:value-type="float" office:value="0.00323258445126879">
            <text:p>0,0032325845</text:p>
          </table:table-cell>
          <table:table-cell/>
          <table:table-cell table:formula="of:=LN([.H151])" office:value-type="float" office:value="3.35746633943137">
            <text:p>3,3574663394</text:p>
          </table:table-cell>
          <table:table-cell office:value-type="float" office:value="28.7163411687">
            <text:p>28,7163411687</text:p>
          </table:table-cell>
          <table:table-cell office:value-type="float" office:value="130">
            <text:p>130</text:p>
          </table:table-cell>
          <table:table-cell table:number-columns-repeated="8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7.7">
            <text:p>37,7</text:p>
          </table:table-cell>
          <table:table-cell table:style-name="ce4" table:formula="of:=[.B152]+273.15" office:value-type="float" office:value="310.85">
            <text:p>310,85</text:p>
          </table:table-cell>
          <table:table-cell office:value-type="float" office:value="1">
            <text:p>1</text:p>
          </table:table-cell>
          <table:table-cell table:formula="of:=[.D152]/[.C152]" office:value-type="float" office:value="0.0032169856844137">
            <text:p>0,0032169857</text:p>
          </table:table-cell>
          <table:table-cell/>
          <table:table-cell table:formula="of:=LN([.H152])" office:value-type="float" office:value="3.57694468297942">
            <text:p>3,576944683</text:p>
          </table:table-cell>
          <table:table-cell office:value-type="float" office:value="35.7641030758">
            <text:p>35,7641030758</text:p>
          </table:table-cell>
          <table:table-cell office:value-type="float" office:value="140">
            <text:p>140</text:p>
          </table:table-cell>
          <table:table-cell table:number-columns-repeated="8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9.2">
            <text:p>39,2</text:p>
          </table:table-cell>
          <table:table-cell table:style-name="ce4" table:formula="of:=[.B153]+273.15" office:value-type="float" office:value="312.35">
            <text:p>312,35</text:p>
          </table:table-cell>
          <table:table-cell office:value-type="float" office:value="1">
            <text:p>1</text:p>
          </table:table-cell>
          <table:table-cell table:formula="of:=[.D153]/[.C153]" office:value-type="float" office:value="0.00320153673763406">
            <text:p>0,0032015367</text:p>
          </table:table-cell>
          <table:table-cell/>
          <table:table-cell table:formula="of:=LN([.H153])" office:value-type="float" office:value="3.75518129483466">
            <text:p>3,7551812948</text:p>
          </table:table-cell>
          <table:table-cell office:value-type="float" office:value="42.7419680062">
            <text:p>42,7419680062</text:p>
          </table:table-cell>
          <table:table-cell office:value-type="float" office:value="150">
            <text:p>150</text:p>
          </table:table-cell>
          <table:table-cell table:number-columns-repeated="8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0.7">
            <text:p>40,7</text:p>
          </table:table-cell>
          <table:table-cell table:style-name="ce4" table:formula="of:=[.B154]+273.15" office:value-type="float" office:value="313.85">
            <text:p>313,85</text:p>
          </table:table-cell>
          <table:table-cell office:value-type="float" office:value="1">
            <text:p>1</text:p>
          </table:table-cell>
          <table:table-cell table:formula="of:=[.D154]/[.C154]" office:value-type="float" office:value="0.0031862354628007">
            <text:p>0,0031862355</text:p>
          </table:table-cell>
          <table:table-cell/>
          <table:table-cell table:formula="of:=LN([.H154])" office:value-type="float" office:value="3.79881580902715">
            <text:p>3,798815809</text:p>
          </table:table-cell>
          <table:table-cell office:value-type="float" office:value="44.6482810842">
            <text:p>44,6482810842</text:p>
          </table:table-cell>
          <table:table-cell office:value-type="float" office:value="155">
            <text:p>155</text:p>
          </table:table-cell>
          <table:table-cell table:number-columns-repeated="8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2.2">
            <text:p>42,2</text:p>
          </table:table-cell>
          <table:table-cell table:style-name="ce4" table:formula="of:=[.B155]+273.15" office:value-type="float" office:value="315.35">
            <text:p>315,35</text:p>
          </table:table-cell>
          <table:table-cell office:value-type="float" office:value="1">
            <text:p>1</text:p>
          </table:table-cell>
          <table:table-cell table:formula="of:=[.D155]/[.C155]" office:value-type="float" office:value="0.00317107975265578">
            <text:p>0,0031710798</text:p>
          </table:table-cell>
          <table:table-cell/>
          <table:table-cell table:formula="of:=LN([.H155])" office:value-type="float" office:value="3.83905111929378">
            <text:p>3,8390511193</text:p>
          </table:table-cell>
          <table:table-cell office:value-type="float" office:value="46.4813482533">
            <text:p>46,4813482533</text:p>
          </table:table-cell>
          <table:table-cell office:value-type="float" office:value="160">
            <text:p>160</text:p>
          </table:table-cell>
          <table:table-cell table:number-columns-repeated="8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3.7">
            <text:p>43,7</text:p>
          </table:table-cell>
          <table:table-cell table:style-name="ce4" table:formula="of:=[.B156]+273.15" office:value-type="float" office:value="316.85">
            <text:p>316,85</text:p>
          </table:table-cell>
          <table:table-cell office:value-type="float" office:value="1">
            <text:p>1</text:p>
          </table:table-cell>
          <table:table-cell table:formula="of:=[.D156]/[.C156]" office:value-type="float" office:value="0.00315606753984535">
            <text:p>0,0031560675</text:p>
          </table:table-cell>
          <table:table-cell/>
          <table:table-cell table:formula="of:=LN([.H156])" office:value-type="float" office:value="3.87617684730275">
            <text:p>3,8761768473</text:p>
          </table:table-cell>
          <table:table-cell office:value-type="float" office:value="48.2394353485">
            <text:p>48,2394353485</text:p>
          </table:table-cell>
          <table:table-cell office:value-type="float" office:value="165">
            <text:p>165</text:p>
          </table:table-cell>
          <table:table-cell table:number-columns-repeated="8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5">
            <text:p>45</text:p>
          </table:table-cell>
          <table:table-cell table:style-name="ce4" table:formula="of:=[.B157]+273.15" office:value-type="float" office:value="318.15">
            <text:p>318,15</text:p>
          </table:table-cell>
          <table:table-cell office:value-type="float" office:value="1">
            <text:p>1</text:p>
          </table:table-cell>
          <table:table-cell table:formula="of:=[.D157]/[.C157]" office:value-type="float" office:value="0.00314317146000314">
            <text:p>0,0031431715</text:p>
          </table:table-cell>
          <table:table-cell/>
          <table:table-cell table:formula="of:=LN([.H157])" office:value-type="float" office:value="3.81480163000381">
            <text:p>3,81480163</text:p>
          </table:table-cell>
          <table:table-cell office:value-type="float" office:value="45.3677558887">
            <text:p>45,3677558887</text:p>
          </table:table-cell>
          <table:table-cell office:value-type="float" office:value="165">
            <text:p>165</text:p>
          </table:table-cell>
          <table:table-cell table:number-columns-repeated="8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6.3">
            <text:p>46,3</text:p>
          </table:table-cell>
          <table:table-cell table:style-name="ce4" table:formula="of:=[.B158]+273.15" office:value-type="float" office:value="319.45">
            <text:p>319,45</text:p>
          </table:table-cell>
          <table:table-cell office:value-type="float" office:value="1">
            <text:p>1</text:p>
          </table:table-cell>
          <table:table-cell table:formula="of:=[.D158]/[.C158]" office:value-type="float" office:value="0.00313038034121146">
            <text:p>0,0031303803</text:p>
          </table:table-cell>
          <table:table-cell/>
          <table:table-cell table:formula="of:=LN([.H158])" office:value-type="float" office:value="3.74802637825392">
            <text:p>3,7480263783</text:p>
          </table:table-cell>
          <table:table-cell office:value-type="float" office:value="42.4372442272">
            <text:p>42,4372442272</text:p>
          </table:table-cell>
          <table:table-cell office:value-type="float" office:value="165">
            <text:p>165</text:p>
          </table:table-cell>
          <table:table-cell table:number-columns-repeated="8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47.7">
            <text:p>47,7</text:p>
          </table:table-cell>
          <table:table-cell table:style-name="ce4" table:formula="of:=[.B159]+273.15" office:value-type="float" office:value="320.85">
            <text:p>320,85</text:p>
          </table:table-cell>
          <table:table-cell office:value-type="float" office:value="1">
            <text:p>1</text:p>
          </table:table-cell>
          <table:table-cell table:formula="of:=[.D159]/[.C159]" office:value-type="float" office:value="0.00311672120928783">
            <text:p>0,0031167212</text:p>
          </table:table-cell>
          <table:table-cell/>
          <table:table-cell table:formula="of:=LN([.H159])" office:value-type="float" office:value="3.5326387446372">
            <text:p>3,5326387446</text:p>
          </table:table-cell>
          <table:table-cell office:value-type="float" office:value="34.214130958">
            <text:p>34,214130958</text:p>
          </table:table-cell>
          <table:table-cell office:value-type="float" office:value="160">
            <text:p>160</text:p>
          </table:table-cell>
          <table:table-cell table:number-columns-repeated="8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9.3">
            <text:p>49,3</text:p>
          </table:table-cell>
          <table:table-cell table:style-name="ce4" table:formula="of:=[.B160]+273.15" office:value-type="float" office:value="322.45">
            <text:p>322,45</text:p>
          </table:table-cell>
          <table:table-cell office:value-type="float" office:value="1">
            <text:p>1</text:p>
          </table:table-cell>
          <table:table-cell table:formula="of:=[.D160]/[.C160]" office:value-type="float" office:value="0.00310125600868352">
            <text:p>0,003101256</text:p>
          </table:table-cell>
          <table:table-cell/>
          <table:table-cell table:formula="of:=LN([.H160])" office:value-type="float" office:value="3.23645395393119">
            <text:p>3,2364539539</text:p>
          </table:table-cell>
          <table:table-cell office:value-type="float" office:value="25.4433383403">
            <text:p>25,4433383403</text:p>
          </table:table-cell>
          <table:table-cell office:value-type="float" office:value="155">
            <text:p>155</text:p>
          </table:table-cell>
          <table:table-cell table:number-columns-repeated="8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50.8">
            <text:p>50,8</text:p>
          </table:table-cell>
          <table:table-cell table:style-name="ce4" table:formula="of:=[.B161]+273.15" office:value-type="float" office:value="323.95">
            <text:p>323,95</text:p>
          </table:table-cell>
          <table:table-cell office:value-type="float" office:value="1">
            <text:p>1</text:p>
          </table:table-cell>
          <table:table-cell table:formula="of:=[.D161]/[.C161]" office:value-type="float" office:value="0.00308689612594536">
            <text:p>0,0030868961</text:p>
          </table:table-cell>
          <table:table-cell/>
          <table:table-cell table:formula="of:=LN([.H161])" office:value-type="float" office:value="2.46993772799509">
            <text:p>2,469937728</text:p>
          </table:table-cell>
          <table:table-cell office:value-type="float" office:value="11.8217106671">
            <text:p>11,8217106671</text:p>
          </table:table-cell>
          <table:table-cell office:value-type="float" office:value="145">
            <text:p>145</text:p>
          </table:table-cell>
          <table:table-cell table:number-columns-repeated="8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52.2">
            <text:p>52,2</text:p>
          </table:table-cell>
          <table:table-cell table:style-name="ce4" table:formula="of:=[.B162]+273.15" office:value-type="float" office:value="325.35">
            <text:p>325,35</text:p>
          </table:table-cell>
          <table:table-cell office:value-type="float" office:value="1">
            <text:p>1</text:p>
          </table:table-cell>
          <table:table-cell table:formula="of:=[.D162]/[.C162]" office:value-type="float" office:value="0.00307361303211926">
            <text:p>0,003073613</text:p>
          </table:table-cell>
          <table:table-cell/>
          <table:table-cell table:formula="of:=LN([.H162])" office:value-type="float" office:value="1.21319134807733">
            <text:p>1,2131913481</text:p>
          </table:table-cell>
          <table:table-cell office:value-type="float" office:value="3.36420388465">
            <text:p>3,3642038847</text:p>
          </table:table-cell>
          <table:table-cell office:value-type="float" office:value="140">
            <text:p>140</text:p>
          </table:table-cell>
          <table:table-cell table:number-columns-repeated="8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53.6">
            <text:p>53,6</text:p>
          </table:table-cell>
          <table:table-cell table:style-name="ce4" table:formula="of:=[.B163]+273.15" office:value-type="float" office:value="326.75">
            <text:p>326,75</text:p>
          </table:table-cell>
          <table:table-cell office:value-type="float" office:value="1">
            <text:p>1</text:p>
          </table:table-cell>
          <table:table-cell table:formula="of:=[.D163]/[.C163]" office:value-type="float" office:value="0.00306044376434583">
            <text:p>0,0030604438</text:p>
          </table:table-cell>
          <table:table-cell/>
          <table:table-cell table:formula="of:=LN([.H163])" office:value-type="float" office:value="0">
            <text:p>Err:502</text:p>
          </table:table-cell>
          <table:table-cell office:value-type="float" office:value="-15.1696454723">
            <text:p>-15,1696454723</text:p>
          </table:table-cell>
          <table:table-cell office:value-type="float" office:value="125">
            <text:p>125</text:p>
          </table:table-cell>
          <table:table-cell table:number-columns-repeated="8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55">
            <text:p>55</text:p>
          </table:table-cell>
          <table:table-cell table:style-name="ce4" table:formula="of:=[.B164]+273.15" office:value-type="float" office:value="328.15">
            <text:p>328,15</text:p>
          </table:table-cell>
          <table:table-cell office:value-type="float" office:value="1">
            <text:p>1</text:p>
          </table:table-cell>
          <table:table-cell table:formula="of:=[.D164]/[.C164]" office:value-type="float" office:value="0.00304738686576261">
            <text:p>0,0030473869</text:p>
          </table:table-cell>
          <table:table-cell/>
          <table:table-cell table:formula="of:=LN([.H164])" office:value-type="float" office:value="0">
            <text:p>Err:502</text:p>
          </table:table-cell>
          <table:table-cell office:value-type="float" office:value="-28.7815230661">
            <text:p>-28,7815230661</text:p>
          </table:table-cell>
          <table:table-cell office:value-type="float" office:value="115">
            <text:p>115</text:p>
          </table:table-cell>
          <table:table-cell table:number-columns-repeated="8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6.4">
            <text:p>56,4</text:p>
          </table:table-cell>
          <table:table-cell table:style-name="ce4" table:formula="of:=[.B165]+273.15" office:value-type="float" office:value="329.55">
            <text:p>329,55</text:p>
          </table:table-cell>
          <table:table-cell office:value-type="float" office:value="1">
            <text:p>1</text:p>
          </table:table-cell>
          <table:table-cell table:formula="of:=[.D165]/[.C165]" office:value-type="float" office:value="0.00303444090426339">
            <text:p>0,0030344409</text:p>
          </table:table-cell>
          <table:table-cell/>
          <table:table-cell table:formula="of:=LN([.H165])" office:value-type="float" office:value="0">
            <text:p>Err:502</text:p>
          </table:table-cell>
          <table:table-cell office:value-type="float" office:value="-42.4731517788">
            <text:p>-42,4731517788</text:p>
          </table:table-cell>
          <table:table-cell office:value-type="float" office:value="105">
            <text:p>105</text:p>
          </table:table-cell>
          <table:table-cell table:number-columns-repeated="8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15.05.2018</text:date>, <text:time>03:53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ak Kabakci</meta:initial-creator>
    <meta:creation-date>2018-05-07T12:09:01</meta:creation-date>
    <dc:date>2018-05-15T03:53:05</dc:date>
    <dc:creator>Burak Kabakci</dc:creator>
    <meta:editing-duration>P1DT15H8M3S</meta:editing-duration>
    <meta:editing-cycles>11</meta:editing-cycles>
    <meta:generator>OpenOffice/4.1.1$Unix OpenOffice.org_project/411m6$Build-9775</meta:generator>
    <meta:document-statistic meta:table-count="3" meta:cell-count="1247" meta:object-count="0"/>
  </office:meta>
</office:document-meta>
</file>